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B70000002208F2838DC.jpg" manifest:media-type="image/jpeg"/>
  <manifest:file-entry manifest:full-path="Pictures/1000000000000933000000518365084D.jpg" manifest:media-type="image/jpeg"/>
  <manifest:file-entry manifest:full-path="Pictures/100002010000017C00000032CAB74D04.png" manifest:media-type="image/png"/>
  <manifest:file-entry manifest:full-path="Pictures/10000000000001CB000000F23832A7F4.jpg" manifest:media-type="image/jpeg"/>
  <manifest:file-entry manifest:full-path="Pictures/100000000000025300000018D2B5573C.jpg" manifest:media-type="image/jpeg"/>
  <manifest:file-entry manifest:full-path="Pictures/10000000000004B00000012A90B12A28.jpg" manifest:media-type="image/jpeg"/>
  <manifest:file-entry manifest:full-path="Pictures/10000000000002D00000021C9392C710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2" svg:font-family="'Courier 10 Pitch'" style:font-pitch="fixed"/>
    <style:font-face style:name="Courier 10 Pitch4" svg:font-family="'Courier 10 Pitch'" style:font-adornments="Regular" style:font-pitch="fixed"/>
    <style:font-face style:name="Courier 10 Pitch1" svg:font-family="'Courier 10 Pitch'" style:font-family-generic="roman" style:font-pitch="fixed"/>
    <style:font-face style:name="Courier 10 Pitch6" svg:font-family="'Courier 10 Pitch'" style:font-adornments="Regular" style:font-family-generic="roman" style:font-pitch="fixed"/>
    <style:font-face style:name="Arial1" svg:font-family="Arial" style:font-pitch="variable"/>
    <style:font-face style:name="Calibri1" svg:font-family="Calibri" style:font-pitch="variable"/>
    <style:font-face style:name="Courier 10 Pitch3" svg:font-family="'Courier 10 Pitch'" style:font-pitch="variable"/>
    <style:font-face style:name="Liberation Sans1" svg:font-family="'Liberation Sans'" style:font-pitch="variable"/>
    <style:font-face style:name="Times New Roman1" svg:font-family="'Times New Roman'" style:font-pitch="variable"/>
    <style:font-face style:name="msgothic" svg:font-family="msgothic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Arial4" svg:font-family="Arial" style:font-adornments="Negreta" style:font-family-generic="roman" style:font-pitch="variable"/>
    <style:font-face style:name="Arial2" svg:font-family="Arial" style:font-adornments="Normal" style:font-family-generic="roman" style:font-pitch="variable"/>
    <style:font-face style:name="Calibri" svg:font-family="Calibri" style:font-family-generic="roman" style:font-pitch="variable"/>
    <style:font-face style:name="Courier 10 Pitch" svg:font-family="'Courier 10 Pitch'" style:font-family-generic="roman" style:font-pitch="variable"/>
    <style:font-face style:name="Courier 10 Pitch5" svg:font-family="'Courier 10 Pitch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imbus Sans L" svg:font-family="'Nimbus Sans L'" style:font-family-generic="roman" style:font-pitch="variable"/>
    <style:font-face style:name="Nimbus Sans L1" svg:font-family="'Nimbus Sans L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6" svg:font-family="Arial" style:font-family-generic="swiss" style:font-pitch="variable"/>
    <style:font-face style:name="Arial5" svg:font-family="Arial" style:font-adornments="Negreta" style:font-family-generic="swiss" style:font-pitch="variable"/>
    <style:font-face style:name="Arial3" svg:font-family="Arial" style:font-adornments="Normal" style:font-family-generic="swiss" style:font-pitch="variable"/>
    <style:font-face style:name="Calibri2" svg:font-family="Calibri" style:font-family-generic="swiss" style:font-pitch="variable"/>
    <style:font-face style:name="Liberation Sans2" svg:font-family="'Liberation Sans'" style:font-family-generic="swiss" style:font-pitch="variable"/>
    <style:font-face style:name="Nimbus Sans L2" svg:font-family="'Nimbus Sans L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7.449cm"/>
    </style:style>
    <style:style style:name="gr2" style:family="graphic">
      <style:graphic-properties style:protect="size"/>
    </style:style>
    <style:style style:name="pr1" style:family="presentation" style:parent-style-name="Curso-Template-subtitle">
      <style:graphic-properties draw:stroke="none" draw:fill="none" draw:fill-color="#ffffff" draw:textarea-horizontal-align="justify" draw:textarea-vertical-align="middle" draw:auto-grow-height="true" draw:auto-grow-width="false" fo:min-height="12.327cm" fo:min-width="0cm" fo:padding-top="0cm" fo:padding-bottom="0cm" fo:padding-left="0cm" fo:padding-right="0cm" fo:wrap-option="wrap" draw:shadow-color="#808080" draw:shadow-opacity="75%"/>
    </style:style>
    <style:style style:name="pr2" style:family="presentation" style:parent-style-name="Curso-Template-notes">
      <style:graphic-properties draw:fill-color="#ffffff" fo:min-height="11.179cm"/>
    </style:style>
    <style:style style:name="pr3" style:family="presentation" style:parent-style-name="MasterConImagen-title">
      <style:graphic-properties draw:stroke="none" draw:fill="none" draw:fill-color="#ffffff" draw:textarea-horizontal-align="justify" draw:textarea-vertical-align="top" draw:auto-grow-height="true" draw:auto-grow-width="false" fo:min-height="1.916cm" fo:min-width="0cm" fo:padding-top="0cm" fo:padding-bottom="0cm" fo:padding-left="0cm" fo:padding-right="0cm" fo:wrap-option="wrap" draw:shadow-color="#808080" draw:shadow-opacity="75%"/>
    </style:style>
    <style:style style:name="pr4" style:family="presentation" style:parent-style-name="MasterConImagen-outline1" style:list-style-name="L5">
      <style:graphic-properties draw:stroke="none" draw:fill="none" draw:fill-color="#ffffff" draw:textarea-horizontal-align="justify" draw:textarea-vertical-align="top" draw:auto-grow-height="true" draw:auto-grow-width="false" fo:min-height="11.094cm" fo:min-width="0cm" fo:padding-top="0cm" fo:padding-bottom="0cm" fo:padding-left="0cm" fo:padding-right="0cm" fo:wrap-option="wrap" draw:shadow-color="#808080" draw:shadow-opacity="75%"/>
    </style:style>
    <style:style style:name="pr5" style:family="presentation" style:parent-style-name="MasterConImagen-notes">
      <style:graphic-properties draw:fill-color="#ffffff" draw:auto-grow-height="true" fo:min-height="11.43cm"/>
    </style:style>
    <style:style style:name="pr6" style:family="presentation" style:parent-style-name="Separador-title">
      <style:graphic-properties draw:auto-grow-height="true" fo:min-height="5.004cm"/>
    </style:style>
    <style:style style:name="pr7" style:family="presentation" style:parent-style-name="Separador-notes">
      <style:graphic-properties draw:fill-color="#ffffff" draw:auto-grow-height="true" fo:min-height="11.43cm"/>
    </style:style>
    <style:style style:name="pr8" style:family="presentation" style:parent-style-name="MasterConImagen-outline1">
      <style:graphic-properties fo:min-height="11.578cm"/>
    </style:style>
    <style:style style:name="pr9" style:family="presentation" style:parent-style-name="MasterConImagen-notes">
      <style:graphic-properties draw:fill-color="#ffffff" fo:min-height="11.179cm"/>
    </style:style>
    <style:style style:name="pr10" style:family="presentation" style:parent-style-name="MasterConImagen-outline1">
      <style:graphic-properties fo:min-height="10.843cm"/>
    </style:style>
    <style:style style:name="pr11" style:family="presentation" style:parent-style-name="MasterConImagen-title">
      <style:graphic-properties fo:min-height="4.753cm"/>
    </style:style>
    <style:style style:name="P1" style:family="paragraph">
      <style:paragraph-properties fo:margin-left="0cm" fo:margin-right="0cm" style:line-height-at-least="1.217cm" fo:text-indent="0cm" style:punctuation-wrap="hanging" style:line-break="strict"/>
    </style:style>
    <style:style style:name="P2" style:family="paragraph">
      <loext:graphic-properties draw:fill="none" draw:fill-color="#ffffff"/>
    </style:style>
    <style:style style:name="P3" style:family="paragraph">
      <style:paragraph-properties fo:margin-left="0.943cm" fo:margin-right="0cm" fo:margin-top="0.282cm" fo:margin-bottom="0.586cm" fo:line-height="100%" fo:text-indent="-0.935cm" style:punctuation-wrap="hanging" style:line-break="strict"/>
    </style:style>
    <style:style style:name="P4" style:family="paragraph">
      <style:paragraph-properties fo:margin-left="0.943cm" fo:margin-right="0cm" fo:margin-top="0.282cm" fo:margin-bottom="0.586cm" fo:line-height="100%" fo:text-align="end" fo:text-indent="-0.935cm" style:punctuation-wrap="hanging" style:line-break="strict"/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text-align="center" fo:text-indent="0cm" style:line-break="strict"/>
    </style:style>
    <style:style style:name="P8" style:family="paragraph">
      <loext:graphic-properties draw:fill="none" draw:fill-color="#ffffff"/>
      <style:paragraph-properties fo:margin-left="0cm" fo:margin-right="0cm" fo:text-align="center" fo:text-indent="0cm" style:line-break="strict" style:writing-mode="lr-tb" style:font-independent-line-spacing="true"/>
    </style:style>
    <style:style style:name="P9" style:family="paragraph">
      <loext:graphic-properties draw:fill="none" draw:fill-color="#ffffff"/>
      <style:paragraph-properties fo:margin-left="0cm" fo:margin-right="0cm" fo:margin-top="0cm" fo:margin-bottom="0.586cm" fo:text-indent="0cm" style:line-break="strict" style:writing-mode="lr-tb" style:font-independent-line-spacing="true"/>
    </style:style>
    <style:style style:name="P10" style:family="paragraph">
      <style:paragraph-properties fo:margin-left="-0.495cm" fo:margin-right="0cm" fo:text-indent="0cm"/>
    </style:style>
    <style:style style:name="P11" style:family="paragraph">
      <style:paragraph-properties fo:margin-left="-1.285cm" fo:margin-right="0cm" fo:text-indent="0cm">
        <style:tab-stops>
          <style:tab-stop style:position="-0.619cm"/>
        </style:tab-stops>
      </style:paragraph-properties>
    </style:style>
    <style:style style:name="T1" style:family="text">
      <style:text-properties fo:color="#800080" style:font-name="Arial1" fo:font-size="44pt" fo:language="en" fo:country="GB" style:font-size-asian="44pt" style:font-size-complex="44pt"/>
    </style:style>
    <style:style style:name="T2" style:family="text">
      <style:text-properties fo:font-size="44pt" fo:language="es" fo:country="AR" style:font-size-asian="44pt" style:font-size-complex="44pt"/>
    </style:style>
    <style:style style:name="T3" style:family="text">
      <style:text-properties fo:font-size="32pt" fo:language="zxx" fo:country="none" style:font-size-asian="32pt" style:font-size-complex="32pt"/>
    </style:style>
    <style:style style:name="T4" style:family="text">
      <style:text-properties fo:font-size="32pt" fo:language="zxx" fo:country="none" fo:font-weight="bold" style:font-size-asian="32pt" style:font-weight-asian="bold" style:font-size-complex="32pt" style:font-weight-complex="bold"/>
    </style:style>
    <style:style style:name="T5" style:family="text">
      <style:text-properties fo:language="en" fo:country="US"/>
    </style:style>
    <style:style style:name="T6" style:family="text">
      <style:text-properties style:text-underline-style="none"/>
    </style:style>
    <style:style style:name="T7" style:family="text">
      <style:text-properties fo:font-size="20pt" style:font-size-asian="20pt" style:font-size-complex="20pt"/>
    </style:style>
    <text:list-style style:name="L1">
      <text:list-level-style-number text:level="1" style:num-format="">
        <style:list-level-properties/>
        <style:text-properties fo:color="#80008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StarSymbol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StarSymbol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StarSymbol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StarSymbol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StarSymbol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StarSymbol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StarSymbol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StarSymbol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508cm"/>
        <style:text-properties fo:font-family="StarSymbol" style:font-charset="x-symbol" fo:color="#000000" fo:font-size="75%"/>
      </text:list-level-style-bullet>
      <text:list-level-style-bullet text:level="2" text:bullet-char="•">
        <style:list-level-properties text:space-before="1.016cm"/>
        <style:text-properties fo:font-family="StarSymbol" style:font-charset="x-symbol" fo:color="#c0c0c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'Nimbus Roman No9 L'" style:font-family-generic="roman" style:font-pitch="variable" fo:color="#c0c0c0" fo:font-size="45%"/>
      </text:list-level-style-bullet>
      <text:list-level-style-bullet text:level="4" text:bullet-char="–">
        <style:list-level-properties text:space-before="3.81cm" text:min-label-width="0.635cm"/>
        <style:text-properties fo:font-family="'Nimbus Roman No9 L'" style:font-family-generic="roman" style:font-pitch="variable" fo:color="#c0c0c0" fo:font-size="75%"/>
      </text:list-level-style-bullet>
      <text:list-level-style-bullet text:level="5" text:bullet-char="●">
        <style:list-level-properties text:space-before="5.4cm" text:min-label-width="0.6cm"/>
        <style:text-properties fo:font-family="'Nimbus Roman No9 L'" style:font-family-generic="roman" style:font-pitch="variable" fo:color="#c0c0c0" fo:font-size="45%"/>
      </text:list-level-style-bullet>
      <text:list-level-style-bullet text:level="6" text:bullet-char="●">
        <style:list-level-properties text:space-before="6.6cm" text:min-label-width="0.6cm"/>
        <style:text-properties fo:font-family="'Nimbus Roman No9 L'" style:font-family-generic="roman" style:font-pitch="variable" fo:color="#c0c0c0" fo:font-size="45%"/>
      </text:list-level-style-bullet>
      <text:list-level-style-bullet text:level="7" text:bullet-char="●">
        <style:list-level-properties text:space-before="7.8cm" text:min-label-width="0.6cm"/>
        <style:text-properties fo:font-family="'Nimbus Roman No9 L'" style:font-family-generic="roman" style:font-pitch="variable" fo:color="#c0c0c0" fo:font-size="45%"/>
      </text:list-level-style-bullet>
      <text:list-level-style-bullet text:level="8" text:bullet-char="●">
        <style:list-level-properties text:space-before="9cm" text:min-label-width="0.6cm"/>
        <style:text-properties fo:font-family="'Nimbus Roman No9 L'" style:font-family-generic="roman" style:font-pitch="variable" fo:color="#c0c0c0" fo:font-size="45%"/>
      </text:list-level-style-bullet>
      <text:list-level-style-bullet text:level="9" text:bullet-char="●">
        <style:list-level-properties text:space-before="10.2cm" text:min-label-width="0.6cm"/>
        <style:text-properties fo:font-family="'Nimbus Roman No9 L'" style:font-family-generic="roman" style:font-pitch="variable" fo:color="#c0c0c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style:font-name="Arial6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Curso-Template" presentation:presentation-page-layout-name="AL1T0" presentation:use-date-time-name="dtd1">
        <office:forms form:automatic-focus="false" form:apply-design-mode="false"/>
        <draw:frame draw:style-name="gr1" draw:text-style-name="P2" draw:layer="layout" svg:width="17.78cm" svg:height="7.699cm" svg:x="2.037cm" svg:y="5.08cm">
          <draw:text-box>
            <text:list text:style-name="L1">
              <text:list-header>
                <text:p text:style-name="P1"><text:span text:style-name="T1">Agile</text:span><text:span text:style-name="T1"><text:line-break/></text:span><text:span text:style-name="T1">Software </text:span><text:span text:style-name="T1"><text:line-break/></text:span><text:span text:style-name="T1">Development</text:span></text:p>
              </text:list-header>
              <text:list-item>
                <text:p text:style-name="P1"><text:span text:style-name="T1">Workshop</text:span></text:p>
              </text:list-item>
            </text:list>
          </draw:text-box>
        </draw:frame>
        <draw:frame presentation:style-name="pr1" draw:text-style-name="P5" draw:layer="layout" svg:width="22.86cm" svg:height="12.327cm" svg:x="0cm" svg:y="4.569cm">
          <draw:text-box>
            <text:list text:style-name="L2">
              <text:list-header>
                <text:p text:style-name="P3"><text:span text:style-name="T2"/></text:p>
                <text:p text:style-name="P3"><text:span text:style-name="T3"/></text:p>
              </text:list-header>
              <text:list-item>
                <text:p text:style-name="P3"><text:span text:style-name="T3"/></text:p>
              </text:list-item>
              <text:list-item>
                <text:p text:style-name="P4"><text:span text:style-name="T4">Configuration Management</text:span></text:p>
              </text:list-item>
            </text:list>
          </draw:text-box>
        </draw:frame>
        <presentation:notes draw:style-name="dp2">
          <draw:page-thumbnail draw:style-name="gr2" draw:layer="layout" svg:width="12.325cm" svg:height="9.524cm" svg:x="3.361cm" svg:y="1.93cm" draw:page-number="1" presentation:class="page"/>
          <draw:frame presentation:style-name="pr2" draw:text-style-name="P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Introductions" draw:style-name="dp3" draw:master-page-name="MasterConImagen" presentation:presentation-page-layout-name="AL2T1" presentation:use-date-time-name="dtd1">
        <office:forms form:automatic-focus="false" form:apply-design-mode="false"/>
        <draw:frame presentation:style-name="pr3" draw:text-style-name="P8" draw:layer="layout" svg:width="20.533cm" svg:height="1.916cm" svg:x="2.434cm" svg:y="2.258cm" presentation:class="title">
          <draw:text-box>
            <text:list text:style-name="L3">
              <text:list-header>
                <text:p text:style-name="P7"><text:span text:style-name="T5">Contents</text:span></text:p>
              </text:list-header>
            </text:list>
          </draw:text-box>
        </draw:frame>
        <draw:frame presentation:style-name="pr4" draw:text-style-name="P9" draw:layer="layout" svg:width="20.862cm" svg:height="11.094cm" svg:x="2.211cm" svg:y="5.872cm" presentation:class="outline" presentation:user-transformed="true">
          <draw:text-box>
            <text:list text:style-name="L4">
              <text:list-item>
                <text:p>Software configuration management</text:p>
                <text:list>
                  <text:list-item>
                    <text:p><text:s/>Managing versions</text:p>
                  </text:list-item>
                  <text:list-item>
                    <text:p><text:s/>Version Management Tools</text:p>
                  </text:list-item>
                  <text:list-item>
                    <text:p><text:s/>The Practice of managing v<text:span text:style-name="T6">ersions</text:span></text:p>
                  </text:list-item>
                  <text:list-item>
                    <text:p><text:s/>Best practices</text:p>
                  </text:list-item>
                </text:list>
              </text:list-item>
              <text:list-item>
                <text:p>Building software projects</text:p>
              </text:list-item>
            </text:list>
          </draw:text-box>
        </draw:frame>
        <presentation:notes draw:style-name="dp2">
          <draw:page-thumbnail draw:style-name="gr2" draw:layer="layout" svg:width="12.325cm" svg:height="9.524cm" svg:x="3.361cm" svg:y="1.93cm" draw:page-number="2" presentation:class="page"/>
          <draw:frame presentation:style-name="pr5" draw:text-style-name="P6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" draw:style-name="dp3" draw:master-page-name="Separador" presentation:use-date-time-name="dtd1">
        <office:forms form:automatic-focus="false" form:apply-design-mode="false"/>
        <draw:frame presentation:style-name="pr6" draw:layer="layout" svg:width="20.79cm" svg:height="5.004cm" svg:x="1.77cm" svg:y="7.597cm" presentation:class="title" presentation:user-transformed="true">
          <draw:text-box>
            <text:p>Software Configuration Management</text:p>
          </draw:text-box>
        </draw:frame>
        <presentation:notes draw:style-name="dp2">
          <draw:page-thumbnail draw:style-name="gr2" draw:layer="layout" svg:width="12.325cm" svg:height="9.524cm" svg:x="3.361cm" svg:y="1.93cm" draw:page-number="3" presentation:class="page"/>
          <draw:frame presentation:style-name="pr7" draw:text-style-name="P6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4" draw:style-name="dp3" draw:master-page-name="MasterConImagen" presentation:presentation-page-layout-name="AL2T1" presentation:use-date-time-name="dtd1">
        <office:forms form:automatic-focus="false" form:apply-design-mode="false"/>
        <draw:frame presentation:style-name="MasterConImagen-title" draw:layer="layout" svg:width="20.533cm" svg:height="1.916cm" svg:x="2.434cm" svg:y="2.258cm" presentation:class="title">
          <draw:text-box>
            <text:p>Software Configuration Management</text:p>
          </draw:text-box>
        </draw:frame>
        <draw:frame presentation:style-name="pr8" draw:layer="layout" svg:width="20.862cm" svg:height="12.213cm" svg:x="2.211cm" svg:y="5.872cm" presentation:class="outline" presentation:user-transformed="true">
          <draw:text-box>
            <text:list text:style-name="L4">
              <text:list-item>
                <text:p>Configuration means the set of elements, both intermediate and final, that form a software system.</text:p>
              </text:list-item>
              <text:list-item>
                <text:p>Example elements are:</text:p>
                <text:list>
                  <text:list-item>
                    <text:p><text:s/>Source code</text:p>
                  </text:list-item>
                  <text:list-item>
                    <text:p><text:s/>Configuration and data files</text:p>
                  </text:list-item>
                  <text:list-item>
                    <text:p><text:s/>Tests</text:p>
                  </text:list-item>
                  <text:list-item>
                    <text:p><text:s/>Documents</text:p>
                  </text:list-item>
                  <text:list-item>
                    <text:p><text:s/>Code binaries</text:p>
                  </text:list-item>
                </text:list>
              </text:list-item>
              <text:list-item>
                <text:p>Managing configuration means controlling the state of those elements to maximize their value.</text:p>
              </text:list-item>
            </text:list>
          </draw:text-box>
        </draw:frame>
        <presentation:notes draw:style-name="dp2">
          <draw:page-thumbnail draw:style-name="gr2" draw:layer="layout" svg:width="12.325cm" svg:height="9.524cm" svg:x="3.361cm" svg:y="1.93cm" draw:page-number="4" presentation:class="page"/>
          <draw:frame presentation:style-name="pr9" draw:text-style-name="P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5" draw:style-name="dp3" draw:master-page-name="MasterConImagen" presentation:presentation-page-layout-name="AL2T1" presentation:use-date-time-name="dtd1">
        <office:forms form:automatic-focus="false" form:apply-design-mode="false"/>
        <draw:frame presentation:style-name="MasterConImagen-title" draw:layer="layout" svg:width="20.533cm" svg:height="1.916cm" svg:x="2.434cm" svg:y="2.258cm" presentation:class="title">
          <draw:text-box>
            <text:p>Managing Versions</text:p>
          </draw:text-box>
        </draw:frame>
        <draw:frame presentation:style-name="pr10" draw:layer="layout" svg:width="20.862cm" svg:height="10.843cm" svg:x="2.211cm" svg:y="5.872cm" presentation:class="outline" presentation:user-transformed="true">
          <draw:text-box>
            <text:list text:style-name="L4">
              <text:list-item>
                <text:p>A version is a snapshot of the system or one of its configuration elements.</text:p>
              </text:list-item>
              <text:list-item>
                <text:p>It corresponds to the state of that element at a particular point in its evolution.</text:p>
              </text:list-item>
              <text:list-item>
                <text:p>Versions need to be stored to facilitate access to past states of the system configuration.</text:p>
              </text:list-item>
              <text:list-item>
                <text:p>Versions give the team the courage to face changes.</text:p>
              </text:list-item>
              <text:list-item>
                <text:p><text:span text:style-name="T6">Supports tracing the history of modifications and maintaining system integrity.</text:span></text:p>
              </text:list-item>
            </text:list>
          </draw:text-box>
        </draw:frame>
        <presentation:notes draw:style-name="dp2">
          <draw:page-thumbnail draw:style-name="gr2" draw:layer="layout" svg:width="12.325cm" svg:height="9.524cm" svg:x="3.361cm" svg:y="1.93cm" draw:page-number="5" presentation:class="page"/>
          <draw:frame presentation:style-name="pr9" draw:text-style-name="P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6" draw:style-name="dp3" draw:master-page-name="MasterConImagen" presentation:presentation-page-layout-name="AL2T1" presentation:use-date-time-name="dtd1">
        <office:forms form:automatic-focus="false" form:apply-design-mode="false"/>
        <draw:frame presentation:style-name="MasterConImagen-title" draw:layer="layout" svg:width="20.533cm" svg:height="1.916cm" svg:x="2.434cm" svg:y="2.258cm" presentation:class="title">
          <draw:text-box>
            <text:p>Version Management Tools</text:p>
          </draw:text-box>
        </draw:frame>
        <draw:frame presentation:style-name="pr10" draw:layer="layout" svg:width="20.862cm" svg:height="11.035cm" svg:x="2.211cm" svg:y="5.872cm" presentation:class="outline" presentation:user-transformed="true">
          <draw:text-box>
            <text:list text:style-name="L4">
              <text:list-item>
                <text:p>Centralized</text:p>
                <text:list>
                  <text:list-item>
                    <text:p><text:s/>Lock-Modify-Unlock</text:p>
                    <text:list>
                      <text:list-item>
                        <text:p><text:s/>Source safe</text:p>
                      </text:list-item>
                    </text:list>
                  </text:list-item>
                  <text:list-item>
                    <text:p><text:s/>Copy-Modify-Merge</text:p>
                    <text:list>
                      <text:list-item>
                        <text:p>CVS</text:p>
                      </text:list-item>
                      <text:list-item>
                        <text:p>SVN</text:p>
                      </text:list-item>
                    </text:list>
                  </text:list-item>
                </text:list>
              </text:list-item>
              <text:list-item>
                <text:p>Distributed</text:p>
                <text:list>
                  <text:list-item>
                    <text:list>
                      <text:list-item>
                        <text:p>Mercurial</text:p>
                      </text:list-item>
                      <text:list-item>
                        <text:p>Git</text:p>
                      </text:list-item>
                      <text:list-item>
                        <text:p>Maven Repository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325cm" svg:height="9.524cm" svg:x="3.361cm" svg:y="1.93cm" draw:page-number="6" presentation:class="page"/>
          <draw:frame presentation:style-name="pr9" draw:text-style-name="P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7" draw:style-name="dp1" draw:master-page-name="MasterConImagen" presentation:presentation-page-layout-name="AL2T1" presentation:use-date-time-name="dtd1">
        <office:forms form:automatic-focus="false" form:apply-design-mode="false"/>
        <draw:frame presentation:style-name="MasterConImagen-title" draw:layer="layout" svg:width="20.533cm" svg:height="1.916cm" svg:x="2.434cm" svg:y="2.258cm" presentation:class="title">
          <draw:text-box>
            <text:p>Tagging</text:p>
          </draw:text-box>
        </draw:frame>
        <draw:frame presentation:style-name="pr10" draw:layer="layout" svg:width="20.862cm" svg:height="10.843cm" svg:x="2.211cm" svg:y="5.872cm" presentation:class="outline" presentation:user-transformed="true">
          <draw:text-box>
            <text:list text:style-name="L4">
              <text:list-item>
                <text:p>Tag every time a version is released to a specific environment (e.g. acceptance, production, etc.)</text:p>
              </text:list-item>
              <text:list-item>
                <text:p>Tag on every major milestone</text:p>
              </text:list-item>
              <text:list-item>
                <text:p><text:span text:style-name="T6">Assign symbolic meaning to tags</text:span></text:p>
              </text:list-item>
              <text:list-item>
                <text:p><text:span text:style-name="T6">Manage release notes for each tag</text:span></text:p>
                <text:list>
                  <text:list-item>
                    <text:list>
                      <text:list-item>
                        <text:p text:style-name="P10"><text:span text:style-name="T6"><text:s/></text:span><text:span text:style-name="T6">Include bug fixes, features, etc.</text:span></text:p>
                      </text:list-item>
                      <text:list-item>
                        <text:p text:style-name="P10"><text:span text:style-name="T6"><text:s/></text:span><text:span text:style-name="T6">Strive for automation</text:span></text:p>
                      </text:list-item>
                    </text:list>
                  </text:list-item>
                </text:list>
              </text:list-item>
              <text:list-item>
                <text:p><text:span text:style-name="T6">Choose a standard tag format to provide the necessary information (e.g. date, type of version, etc.)</text:span></text:p>
              </text:list-item>
            </text:list>
          </draw:text-box>
        </draw:frame>
        <presentation:notes draw:style-name="dp2">
          <draw:page-thumbnail draw:style-name="gr2" draw:layer="layout" svg:width="12.325cm" svg:height="9.524cm" svg:x="3.361cm" svg:y="1.93cm" draw:page-number="7" presentation:class="page"/>
          <draw:frame presentation:style-name="pr9" draw:text-style-name="P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8" draw:style-name="dp1" draw:master-page-name="Separador" presentation:use-date-time-name="dtd1">
        <office:forms form:automatic-focus="false" form:apply-design-mode="false"/>
        <draw:frame presentation:style-name="pr6" draw:layer="layout" svg:width="20.79cm" svg:height="5.004cm" svg:x="1.77cm" svg:y="7.597cm" presentation:class="title" presentation:user-transformed="true">
          <draw:text-box>
            <text:p>Building Software Projects</text:p>
          </draw:text-box>
        </draw:frame>
        <presentation:notes draw:style-name="dp2">
          <draw:page-thumbnail draw:style-name="gr2" draw:layer="layout" svg:width="12.325cm" svg:height="9.524cm" svg:x="3.361cm" svg:y="1.93cm" draw:page-number="8" presentation:class="page"/>
          <draw:frame presentation:style-name="pr7" draw:text-style-name="P6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9" draw:style-name="dp1" draw:master-page-name="MasterConImagen" presentation:presentation-page-layout-name="AL2T1" presentation:use-date-time-name="dtd1">
        <office:forms form:automatic-focus="false" form:apply-design-mode="false"/>
        <draw:frame presentation:style-name="pr11" draw:layer="layout" svg:width="20.533cm" svg:height="1.916cm" svg:x="2.434cm" svg:y="2.258cm" presentation:class="title">
          <draw:text-box>
            <text:p>Building a Software Project</text:p>
          </draw:text-box>
        </draw:frame>
        <draw:frame presentation:style-name="pr10" draw:layer="layout" svg:width="20.862cm" svg:height="10.843cm" svg:x="2.211cm" svg:y="5.872cm" presentation:class="outline" presentation:user-transformed="true">
          <draw:text-box>
            <text:list text:style-name="L4">
              <text:list-item>
                <text:p>Building a software project is generating the final software product from the set of configuration items.</text:p>
              </text:list-item>
              <text:list-item>
                <text:p>Activities include:</text:p>
                <text:list>
                  <text:list-item>
                    <text:list>
                      <text:list-item>
                        <text:p text:style-name="P11"><text:span text:style-name="T7">Generating code/configuration</text:span></text:p>
                      </text:list-item>
                      <text:list-item>
                        <text:p text:style-name="P11"><text:span text:style-name="T7">Compiling</text:span></text:p>
                      </text:list-item>
                      <text:list-item>
                        <text:p text:style-name="P11"><text:span text:style-name="T7">Packaging</text:span></text:p>
                      </text:list-item>
                      <text:list-item>
                        <text:p text:style-name="P11"><text:span text:style-name="T7">Validation (automated tests, static analysis, etc.)</text:span></text:p>
                      </text:list-item>
                      <text:list-item>
                        <text:p text:style-name="P11"><text:span text:style-name="T7">Platform/Environment dependent configuration</text:span></text:p>
                      </text:list-item>
                      <text:list-item>
                        <text:p text:style-name="P11"><text:span text:style-name="T7">Deployment to repository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325cm" svg:height="9.524cm" svg:x="3.361cm" svg:y="1.93cm" draw:page-number="9" presentation:class="page"/>
          <draw:frame presentation:style-name="pr5" draw:text-style-name="P6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0" draw:style-name="dp1" draw:master-page-name="MasterConImagen" presentation:presentation-page-layout-name="AL2T1" presentation:use-date-time-name="dtd1">
        <office:forms form:automatic-focus="false" form:apply-design-mode="false"/>
        <draw:frame presentation:style-name="MasterConImagen-title" draw:layer="layout" svg:width="20.533cm" svg:height="1.916cm" svg:x="2.434cm" svg:y="2.258cm" presentation:class="title">
          <draw:text-box>
            <text:p>Build Best Practices</text:p>
          </draw:text-box>
        </draw:frame>
        <draw:frame presentation:style-name="pr10" draw:layer="layout" svg:width="20.862cm" svg:height="10.843cm" svg:x="2.211cm" svg:y="5.872cm" presentation:class="outline" presentation:user-transformed="true">
          <draw:text-box>
            <text:list text:style-name="L4">
              <text:list-item>
                <text:p>Implement automation early (leave no manual activities)</text:p>
              </text:list-item>
              <text:list-item>
                <text:p>Use standard configuration management practices (e.g. convention over configuration)</text:p>
              </text:list-item>
              <text:list-item>
                <text:p>Integrate multiple tools into a single process (e.g. compiler, unit test harness, packager, static-analysis, etc.).</text:p>
              </text:list-item>
              <text:list-item>
                <text:p>Keep it under 10' to promote early feedback and continuous integration.</text:p>
              </text:list-item>
            </text:list>
          </draw:text-box>
        </draw:frame>
        <presentation:notes draw:style-name="dp2">
          <draw:page-thumbnail draw:style-name="gr2" draw:layer="layout" svg:width="12.325cm" svg:height="9.524cm" svg:x="3.361cm" svg:y="1.93cm" draw:page-number="10" presentation:class="page"/>
          <draw:frame presentation:style-name="pr9" draw:text-style-name="P6" draw:layer="layout" svg:width="15.239cm" svg:height="11.179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2" svg:font-family="'Courier 10 Pitch'" style:font-pitch="fixed"/>
    <style:font-face style:name="Courier 10 Pitch4" svg:font-family="'Courier 10 Pitch'" style:font-adornments="Regular" style:font-pitch="fixed"/>
    <style:font-face style:name="Courier 10 Pitch1" svg:font-family="'Courier 10 Pitch'" style:font-family-generic="roman" style:font-pitch="fixed"/>
    <style:font-face style:name="Courier 10 Pitch6" svg:font-family="'Courier 10 Pitch'" style:font-adornments="Regular" style:font-family-generic="roman" style:font-pitch="fixed"/>
    <style:font-face style:name="Arial1" svg:font-family="Arial" style:font-pitch="variable"/>
    <style:font-face style:name="Calibri1" svg:font-family="Calibri" style:font-pitch="variable"/>
    <style:font-face style:name="Courier 10 Pitch3" svg:font-family="'Courier 10 Pitch'" style:font-pitch="variable"/>
    <style:font-face style:name="Liberation Sans1" svg:font-family="'Liberation Sans'" style:font-pitch="variable"/>
    <style:font-face style:name="Times New Roman1" svg:font-family="'Times New Roman'" style:font-pitch="variable"/>
    <style:font-face style:name="msgothic" svg:font-family="msgothic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Arial4" svg:font-family="Arial" style:font-adornments="Negreta" style:font-family-generic="roman" style:font-pitch="variable"/>
    <style:font-face style:name="Arial2" svg:font-family="Arial" style:font-adornments="Normal" style:font-family-generic="roman" style:font-pitch="variable"/>
    <style:font-face style:name="Calibri" svg:font-family="Calibri" style:font-family-generic="roman" style:font-pitch="variable"/>
    <style:font-face style:name="Courier 10 Pitch" svg:font-family="'Courier 10 Pitch'" style:font-family-generic="roman" style:font-pitch="variable"/>
    <style:font-face style:name="Courier 10 Pitch5" svg:font-family="'Courier 10 Pitch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imbus Sans L" svg:font-family="'Nimbus Sans L'" style:font-family-generic="roman" style:font-pitch="variable"/>
    <style:font-face style:name="Nimbus Sans L1" svg:font-family="'Nimbus Sans L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6" svg:font-family="Arial" style:font-family-generic="swiss" style:font-pitch="variable"/>
    <style:font-face style:name="Arial5" svg:font-family="Arial" style:font-adornments="Negreta" style:font-family-generic="swiss" style:font-pitch="variable"/>
    <style:font-face style:name="Arial3" svg:font-family="Arial" style:font-adornments="Normal" style:font-family-generic="swiss" style:font-pitch="variable"/>
    <style:font-face style:name="Calibri2" svg:font-family="Calibri" style:font-family-generic="swiss" style:font-pitch="variable"/>
    <style:font-face style:name="Liberation Sans2" svg:font-family="'Liberation Sans'" style:font-family-generic="swiss" style:font-pitch="variable"/>
    <style:font-face style:name="Nimbus Sans L2" svg:font-family="'Nimbus Sans L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fill-image draw:name="background" xlink:href="Pictures/10000000000002D00000021C9392C710.jp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line-through-type="none" style:text-position="0% 100%" style:font-name="Calibri1" fo:font-family="Calibri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e6e6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1" fo:font-family="'Times New Roman'" style:font-pitch="variable" fo:font-size="12pt" fo:font-style="normal" fo:text-shadow="none" style:text-underline-style="none" fo:font-weight="normal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034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7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pitch="variable" fo:font-size="32pt" fo:font-style="normal" fo:text-shadow="none" style:text-underline-style="none" fo:font-weight="normal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7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8pt" fo:font-style="normal" fo:text-shadow="none" style:text-underline-style="none" fo:font-weight="normal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7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7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7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7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7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7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7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7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pitch="variable" fo:font-size="32pt" fo:font-style="normal" fo:text-shadow="none" style:text-underline-style="none" fo:font-weight="normal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7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pitch="variable" fo:font-size="44pt" fo:font-style="normal" fo:text-shadow="none" style:text-underline-style="none" fo:font-weight="normal" style:font-name-asian="ＭＳ Ｐゴシック1" style:font-family-asian="'ＭＳ Ｐゴシック'" style:font-pitch-asian="variable" style:font-size-asian="44pt" style:font-style-asian="normal" style:font-weight-asian="normal" style:font-name-complex="ＭＳ Ｐゴシック1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1" fo:font-family="'Times New Roman'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86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cm" fo:margin-bottom="0.401cm" fo:line-height="98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ourier 10 Pitch2" fo:font-family="'Courier 10 Pitch'" style:font-pitch="fixed" fo:font-size="21pt" fo:font-style="normal" fo:text-shadow="none" style:text-underline-style="none" fo:font-weight="normal" style:font-name-asian="ＭＳ Ｐゴシック1" style:font-family-asian="'ＭＳ Ｐゴシック'" style:font-pitch-asian="variable" style:font-size-asian="21pt" style:font-style-asian="normal" style:font-weight-asian="normal" style:font-name-complex="ＭＳ Ｐゴシック1" style:font-family-complex="'ＭＳ Ｐゴシック'" style:font-pitch-complex="variable" style:font-size-complex="21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ＭＳ Ｐゴシック1" style:font-family-asian="'ＭＳ Ｐゴシック'" style:font-pitch-asian="variable" style:font-size-asian="14pt" style:font-style-asian="normal" style:font-weight-asian="normal" style:font-name-complex="ＭＳ Ｐゴシック1" style:font-family-complex="'ＭＳ Ｐゴシック'" style:font-pitch-complex="variable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ＭＳ Ｐゴシック1" style:font-family-asian="'ＭＳ Ｐゴシック'" style:font-pitch-asian="variable" style:font-size-asian="14pt" style:font-style-asian="normal" style:font-weight-asian="normal" style:font-name-complex="ＭＳ Ｐゴシック1" style:font-family-complex="'ＭＳ Ｐゴシック'" style:font-pitch-complex="variable" style:font-size-complex="14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ＭＳ Ｐゴシック1" style:font-family-asian="'ＭＳ Ｐゴシック'" style:font-pitch-asian="variable" style:font-size-asian="14pt" style:font-style-asian="normal" style:font-weight-asian="normal" style:font-name-complex="ＭＳ Ｐゴシック1" style:font-family-complex="'ＭＳ Ｐゴシック'" style:font-pitch-complex="variable" style:font-size-complex="14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ＭＳ Ｐゴシック1" style:font-family-asian="'ＭＳ Ｐゴシック'" style:font-pitch-asian="variable" style:font-size-asian="14pt" style:font-style-asian="normal" style:font-weight-asian="normal" style:font-name-complex="ＭＳ Ｐゴシック1" style:font-family-complex="'ＭＳ Ｐゴシック'" style:font-pitch-complex="variable" style:font-size-complex="14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ＭＳ Ｐゴシック1" style:font-family-asian="'ＭＳ Ｐゴシック'" style:font-pitch-asian="variable" style:font-size-asian="14pt" style:font-style-asian="normal" style:font-weight-asian="normal" style:font-name-complex="ＭＳ Ｐゴシック1" style:font-family-complex="'ＭＳ Ｐゴシック'" style:font-pitch-complex="variable" style:font-size-complex="14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ＭＳ Ｐゴシック1" style:font-family-asian="'ＭＳ Ｐゴシック'" style:font-pitch-asian="variable" style:font-size-asian="14pt" style:font-style-asian="normal" style:font-weight-asian="normal" style:font-name-complex="ＭＳ Ｐゴシック1" style:font-family-complex="'ＭＳ Ｐゴシック'" style:font-pitch-complex="variable" style:font-size-complex="14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.586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008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bold" style:letter-kerning="true" style:font-name-asian="ＭＳ Ｐゴシック1" style:font-family-asian="'ＭＳ Ｐゴシック'" style:font-pitch-asian="variable" style:font-size-asian="28pt" style:font-style-asian="normal" style:font-weight-asian="bold" style:font-name-complex="ＭＳ Ｐゴシック1" style:font-family-complex="'ＭＳ Ｐゴシック'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Curso-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Curso-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urso-Template-notes" style:family="presentation">
      <style:graphic-properties draw:stroke="none" draw:fill="none">
        <text:list-style style:name="Curso-Templa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Curso-Template-outline1" style:family="presentation">
      <style:graphic-properties draw:stroke="none" draw:fill="none" draw:textarea-horizontal-align="left">
        <text:list-style style:name="Curso-Template-outline1">
          <text:list-level-style-bullet text:level="1" text:bullet-char="•">
            <style:list-level-properties/>
            <style:text-properties fo:font-family="StarSymbol" style:font-charset="x-symbol" fo:color="#ffb515" fo:font-size="100%"/>
          </text:list-level-style-bullet>
          <text:list-level-style-bullet text:level="2" text:bullet-char="–">
            <style:list-level-properties text:space-before="1.524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1.879cm" text:min-label-width="0.61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1.879cm" text:min-label-width="0.61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1.879cm" text:min-label-width="0.6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1.879cm" text:min-label-width="0.6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1.879cm" text:min-label-width="0.6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1.879cm" text:min-label-width="0.6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.879cm" text:min-label-width="0.6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666666" style:text-outline="false" style:text-line-through-style="none" style:text-line-through-type="none" style:font-name="Arial3" fo:font-family="Arial" style:font-style-name="Normal" style:font-family-generic="swiss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Curso-Template-outline2" style:family="presentation" style:parent-style-name="Curso-Template-outline1">
      <style:paragraph-properties fo:margin-left="1.524cm" fo:margin-right="0cm" fo:margin-top="0cm" fo:margin-bottom="0.4cm" fo:text-align="center" fo:text-indent="0cm">
        <style:tab-stops/>
      </style:paragraph-properties>
      <style:text-properties fo:color="#666666" style:font-name="Courier 10 Pitch4" fo:font-family="'Courier 10 Pitch'" style:font-style-name="Regular" style:font-pitch="fixed" fo:font-size="21pt" style:font-size-asian="28pt" style:font-size-complex="28pt"/>
    </style:style>
    <style:style style:name="Curso-Template-outline3" style:family="presentation" style:parent-style-name="Curso-Template-outline2">
      <style:paragraph-properties fo:margin-left="0cm" fo:margin-right="0cm" fo:margin-top="0cm" fo:margin-bottom="0.3cm" fo:text-align="center" fo:text-indent="0cm"/>
      <style:text-properties fo:color="#666666" style:font-name="Nimbus Sans L2" fo:font-family="'Nimbus Sans L'" style:font-style-name="Regular" style:font-family-generic="swiss" style:font-pitch="variable" fo:font-size="18pt" style:font-size-asian="24pt" style:font-size-complex="24pt"/>
    </style:style>
    <style:style style:name="Curso-Template-outline4" style:family="presentation" style:parent-style-name="Curso-Template-outline3">
      <style:paragraph-properties fo:margin-left="0cm" fo:margin-right="0cm" fo:margin-top="0cm" fo:margin-bottom="0.2cm" fo:text-align="center" fo:text-indent="0cm"/>
      <style:text-properties fo:color="#666666" fo:font-size="14pt" style:font-size-asian="20pt" style:font-size-complex="20pt"/>
    </style:style>
    <style:style style:name="Curso-Template-outline5" style:family="presentation" style:parent-style-name="Curso-Template-outline4">
      <style:paragraph-properties fo:margin-left="0cm" fo:margin-right="0cm" fo:margin-top="0cm" fo:margin-bottom="0.1cm" fo:text-align="center" fo:text-indent="0cm"/>
      <style:text-properties fo:color="#666666" fo:font-size="14pt" style:font-size-asian="20pt" style:font-size-complex="20pt"/>
    </style:style>
    <style:style style:name="Curso-Template-outline6" style:family="presentation" style:parent-style-name="Curso-Template-outline5">
      <style:paragraph-properties fo:margin-left="0cm" fo:margin-right="0cm" fo:margin-top="0cm" fo:margin-bottom="0.1cm" fo:text-align="center" fo:text-indent="0cm"/>
      <style:text-properties fo:color="#666666" fo:font-size="14pt" style:font-size-asian="20pt" style:font-size-complex="20pt"/>
    </style:style>
    <style:style style:name="Curso-Template-outline7" style:family="presentation" style:parent-style-name="Curso-Template-outline6">
      <style:paragraph-properties fo:margin-left="0cm" fo:margin-right="0cm" fo:margin-top="0cm" fo:margin-bottom="0.1cm" fo:text-align="center" fo:text-indent="0cm"/>
      <style:text-properties fo:color="#666666" fo:font-size="14pt" style:font-size-asian="20pt" style:font-size-complex="20pt"/>
    </style:style>
    <style:style style:name="Curso-Template-outline8" style:family="presentation" style:parent-style-name="Curso-Template-outline7">
      <style:paragraph-properties fo:margin-left="0cm" fo:margin-right="0cm" fo:margin-top="0cm" fo:margin-bottom="0.1cm" fo:text-align="center" fo:text-indent="0cm"/>
      <style:text-properties fo:color="#666666" fo:font-size="14pt" style:font-size-asian="20pt" style:font-size-complex="20pt"/>
    </style:style>
    <style:style style:name="Curso-Template-outline9" style:family="presentation" style:parent-style-name="Curso-Template-outline8">
      <style:paragraph-properties fo:margin-left="0cm" fo:margin-right="0cm" fo:margin-top="0cm" fo:margin-bottom="0.1cm" fo:text-align="center" fo:text-indent="0cm"/>
      <style:text-properties fo:color="#666666" fo:font-size="14pt" style:font-size-asian="20pt" style:font-size-complex="20pt"/>
    </style:style>
    <style:style style:name="Curso-Template-subtitle" style:family="presentation">
      <style:graphic-properties draw:stroke="none" draw:fill="none" draw:textarea-vertical-align="middle">
        <text:list-style style:name="Curso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Curso-Template-title" style:family="presentation">
      <style:graphic-properties draw:stroke="none" draw:fill="none" draw:textarea-horizontal-align="left" draw:textarea-vertical-align="top">
        <text:list-style style:name="Curso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999999" style:text-outline="false" style:text-line-through-style="none" style:text-line-through-type="none" style:font-name="Arial5" fo:font-family="Arial" style:font-style-name="Negreta" style:font-family-generic="swiss" style:font-pitch="variable" fo:font-size="28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MasterConImagen-background" style:family="presentation">
      <style:graphic-properties draw:stroke="none" draw:fill="none"/>
      <style:text-properties style:letter-kerning="true"/>
    </style:style>
    <style:style style:name="MasterConImage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ConImagen-notes" style:family="presentation">
      <style:graphic-properties draw:stroke="none" draw:fill="none">
        <text:list-style style:name="MasterConImage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MasterConImagen-outline1" style:family="presentation">
      <style:graphic-properties draw:stroke="none" draw:fill="none">
        <text:list-style style:name="MasterConImagen-outline1">
          <text:list-level-style-bullet text:level="1" text:bullet-char="•">
            <style:list-level-properties text:min-label-width="0.508cm"/>
            <style:text-properties fo:font-family="StarSymbol" style:font-charset="x-symbol" fo:color="#000000" fo:font-size="75%"/>
          </text:list-level-style-bullet>
          <text:list-level-style-bullet text:level="2" text:bullet-char="•">
            <style:list-level-properties text:space-before="1.016cm"/>
            <style:text-properties fo:font-family="StarSymbol" style:font-charset="x-symbol" fo:color="#c0c0c0" fo:font-size="45%"/>
          </text:list-level-style-bullet>
          <text:list-level-style-bullet text:level="3" text:bullet-char="●">
            <style:list-level-properties text:space-before="2.54cm" text:min-label-width="0.635cm"/>
            <style:text-properties fo:font-family="'Nimbus Roman No9 L'" style:font-family-generic="roman" style:font-pitch="variable" fo:color="#c0c0c0" fo:font-size="45%"/>
          </text:list-level-style-bullet>
          <text:list-level-style-bullet text:level="4" text:bullet-char="–">
            <style:list-level-properties text:space-before="3.81cm" text:min-label-width="0.635cm"/>
            <style:text-properties fo:font-family="'Nimbus Roman No9 L'" style:font-family-generic="roman" style:font-pitch="variable" fo:color="#c0c0c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Nimbus Roman No9 L'" style:font-family-generic="roman" style:font-pitch="variable" fo:color="#c0c0c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Nimbus Roman No9 L'" style:font-family-generic="roman" style:font-pitch="variable" fo:color="#c0c0c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Nimbus Roman No9 L'" style:font-family-generic="roman" style:font-pitch="variable" fo:color="#c0c0c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Nimbus Roman No9 L'" style:font-family-generic="roman" style:font-pitch="variable" fo:color="#c0c0c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Nimbus Roman No9 L'" style:font-family-generic="roman" style:font-pitch="variable" fo:color="#c0c0c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06cm" fo:margin-bottom="0cm" fo:line-height="100%" fo:text-indent="0cm">
        <style:tab-stops/>
      </style:paragraph-properties>
      <style:text-properties fo:color="#000000" style:text-outline="false" style:text-line-through-style="none" style:text-line-through-type="none" style:font-name="Arial3" fo:font-family="Arial" style:font-style-name="Normal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asterConImagen-outline2" style:family="presentation" style:parent-style-name="MasterConImagen-outline1">
      <style:paragraph-properties fo:margin-left="1.016cm" fo:margin-right="0cm" fo:margin-top="0.305cm" fo:margin-bottom="0cm" fo:line-height="100%" fo:text-indent="0cm"/>
      <style:text-properties fo:color="#666666" style:font-name="Courier 10 Pitch4" fo:font-family="'Courier 10 Pitch'" style:font-style-name="Regular" style:font-pitch="fixed" fo:font-size="21pt" fo:font-weight="normal" style:font-size-asian="28pt" style:font-size-complex="28pt"/>
    </style:style>
    <style:style style:name="MasterConImagen-outline3" style:family="presentation" style:parent-style-name="MasterConImagen-outline2">
      <style:paragraph-properties fo:margin-left="3.175cm" fo:margin-right="0cm" fo:margin-top="0.305cm" fo:margin-bottom="0cm" fo:text-indent="-0.635cm"/>
      <style:text-properties fo:color="#000000" style:font-name="Arial3" fo:font-family="Arial" style:font-style-name="Normal" style:font-family-generic="swiss" style:font-pitch="variable" fo:font-size="18pt" style:font-size-asian="24pt" style:font-size-complex="24pt"/>
    </style:style>
    <style:style style:name="MasterConImagen-outline4" style:family="presentation" style:parent-style-name="MasterConImagen-outline3">
      <style:paragraph-properties fo:margin-left="0cm" fo:margin-right="0cm" fo:margin-top="0.508cm" fo:margin-bottom="0cm" fo:text-indent="0cm"/>
      <style:text-properties fo:color="#999999" fo:font-size="12pt" fo:font-style="italic" style:font-size-asian="12pt" style:font-style-asian="italic" style:font-size-complex="12pt" style:font-style-complex="italic"/>
    </style:style>
    <style:style style:name="MasterConImagen-outline5" style:family="presentation" style:parent-style-name="MasterConImagen-outline4">
      <style:paragraph-properties fo:margin-left="6cm" fo:margin-right="0cm" fo:margin-top="0cm" fo:margin-bottom="0.1cm" fo:text-indent="-0.6cm"/>
      <style:text-properties fo:color="#000000" fo:font-size="14pt" style:font-size-asian="20pt" style:font-size-complex="20pt"/>
    </style:style>
    <style:style style:name="MasterConImagen-outline6" style:family="presentation" style:parent-style-name="MasterConImagen-outline5">
      <style:paragraph-properties fo:margin-left="7.2cm" fo:margin-right="0cm" fo:margin-top="0cm" fo:margin-bottom="0.1cm" fo:text-indent="-0.6cm"/>
      <style:text-properties fo:color="#000000" fo:font-size="14pt" style:font-size-asian="20pt" style:font-size-complex="20pt"/>
    </style:style>
    <style:style style:name="MasterConImagen-outline7" style:family="presentation" style:parent-style-name="MasterConImagen-outline6">
      <style:paragraph-properties fo:margin-left="8.4cm" fo:margin-right="0cm" fo:margin-top="0cm" fo:margin-bottom="0.1cm" fo:text-indent="-0.6cm"/>
      <style:text-properties fo:color="#000000" fo:font-size="14pt" style:font-size-asian="20pt" style:font-size-complex="20pt"/>
    </style:style>
    <style:style style:name="MasterConImagen-outline8" style:family="presentation" style:parent-style-name="MasterConImagen-outline7">
      <style:paragraph-properties fo:margin-left="9.6cm" fo:margin-right="0cm" fo:margin-top="0cm" fo:margin-bottom="0.1cm" fo:text-indent="-0.6cm"/>
      <style:text-properties fo:color="#000000" fo:font-size="14pt" style:font-size-asian="20pt" style:font-size-complex="20pt"/>
    </style:style>
    <style:style style:name="MasterConImagen-outline9" style:family="presentation" style:parent-style-name="MasterConImagen-outline8">
      <style:paragraph-properties fo:margin-left="10.8cm" fo:margin-right="0cm" fo:margin-top="0cm" fo:margin-bottom="0.1cm" fo:text-indent="-0.6cm"/>
      <style:text-properties fo:color="#000000" fo:font-size="14pt" style:font-size-asian="20pt" style:font-size-complex="20pt"/>
    </style:style>
    <style:style style:name="MasterConImagen-subtitle" style:family="presentation">
      <style:graphic-properties draw:stroke="none" draw:fill="none" draw:textarea-vertical-align="middle">
        <text:list-style style:name="MasterConImag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asterConImagen-title" style:family="presentation">
      <style:graphic-properties draw:stroke="none" draw:fill="none" draw:fill-color="#ffffff" draw:fill-image-width="0cm" draw:fill-image-height="0cm" draw:textarea-horizontal-align="center" draw:textarea-vertical-align="middle" draw:auto-grow-height="false" fo:min-height="3.181cm">
        <text:list-style style:name="MasterConImag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5%" fo:text-align="center" fo:text-indent="0cm" style:text-autospace="ideograph-alpha" style:punctuation-wrap="simple" style:line-break="strict" style:writing-mode="lr-tb">
        <style:tab-stops/>
      </style:paragraph-properties>
      <style:text-properties fo:color="#ff6309" style:text-outline="false" style:text-line-through-style="none" style:text-line-through-type="none" style:text-position="0% 100%" style:font-name="Arial3" fo:font-family="Arial" style:font-style-name="Normal" style:font-family-generic="swiss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44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eparador-background" style:family="presentation">
      <style:graphic-properties draw:stroke="none" draw:fill="bitmap" draw:fill-color="#e6e6e6" draw:fill-image-name="background" style:repeat="stretch"/>
      <style:text-properties style:letter-kerning="true"/>
    </style:style>
    <style:style style:name="Separado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eparador-notes" style:family="presentation">
      <style:graphic-properties draw:stroke="none" draw:fill="none">
        <text:list-style style:name="Separado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eparador-outline1" style:family="presentation">
      <style:graphic-properties draw:stroke="none" draw:fill="none" draw:textarea-horizontal-align="center" fo:padding-left="2.54cm" fo:padding-right="2.54cm">
        <text:list-style style:name="Separado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897cm" fo:margin-right="0cm" fo:margin-top="0cm" fo:margin-bottom="0.373cm" fo:text-align="center" fo:text-indent="-0.673cm"/>
      <style:text-properties fo:color="#999999" style:text-outline="false" style:text-line-through-style="none" style:text-line-through-type="none" style:font-name="Arial3" fo:font-family="Arial" style:font-style-name="Normal" style:font-family-generic="swiss" style:font-pitch="variable" fo:font-size="16pt" fo:letter-spacing="0.004cm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6pt" style:font-style-asian="normal" style:font-weight-asian="normal" style:font-name-complex="DejaVu Sans" style:font-family-complex="'DejaVu Sans'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Separador-outline2" style:family="presentation" style:parent-style-name="Separador-outline1">
      <style:paragraph-properties fo:margin-left="2.4cm" fo:margin-right="0cm" fo:margin-top="0cm" fo:margin-bottom="0.4cm" fo:text-indent="-0.8cm"/>
      <style:text-properties fo:color="#b3b3b3" fo:font-size="14pt" style:font-size-asian="14pt" style:font-size-complex="14pt"/>
    </style:style>
    <style:style style:name="Separador-outline3" style:family="presentation" style:parent-style-name="Separador-outline2">
      <style:paragraph-properties fo:margin-left="3.6cm" fo:margin-right="0cm" fo:margin-top="0cm" fo:margin-bottom="0.3cm" fo:text-indent="-0.6cm"/>
      <style:text-properties fo:font-size="14pt" style:font-size-asian="14pt" style:font-size-complex="14pt"/>
    </style:style>
    <style:style style:name="Separador-outline4" style:family="presentation" style:parent-style-name="Separador-outline3">
      <style:paragraph-properties fo:margin-left="4.8cm" fo:margin-right="0cm" fo:margin-top="0cm" fo:margin-bottom="0.2cm" fo:text-indent="-0.6cm"/>
      <style:text-properties fo:font-size="14pt" style:font-size-asian="14pt" style:font-size-complex="14pt"/>
    </style:style>
    <style:style style:name="Separador-outline5" style:family="presentation" style:parent-style-name="Separador-outline4">
      <style:paragraph-properties fo:margin-left="6cm" fo:margin-right="0cm" fo:margin-top="0cm" fo:margin-bottom="0.1cm" fo:text-indent="-0.6cm"/>
      <style:text-properties fo:font-size="14pt" style:font-size-asian="14pt" style:font-size-complex="14pt"/>
    </style:style>
    <style:style style:name="Separador-outline6" style:family="presentation" style:parent-style-name="Separador-outline5">
      <style:paragraph-properties fo:margin-left="7.2cm" fo:margin-right="0cm" fo:margin-top="0cm" fo:margin-bottom="0.1cm" fo:text-indent="-0.6cm"/>
      <style:text-properties fo:font-size="14pt" style:font-size-asian="14pt" style:font-size-complex="14pt"/>
    </style:style>
    <style:style style:name="Separador-outline7" style:family="presentation" style:parent-style-name="Separado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eparador-outline8" style:family="presentation" style:parent-style-name="Separado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eparador-outline9" style:family="presentation" style:parent-style-name="Separado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Separador-subtitle" style:family="presentation">
      <style:graphic-properties draw:stroke="none" draw:fill="none" draw:textarea-vertical-align="middle">
        <text:list-style style:name="Separado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950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eparador-title" style:family="presentation">
      <style:graphic-properties draw:stroke="none" draw:fill="none" draw:textarea-horizontal-align="center" draw:textarea-vertical-align="top" fo:padding-left="2.54cm" fo:padding-right="2.54cm">
        <text:list-style style:name="Separado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style:line-spacing="0.025cm" fo:text-align="center"/>
      <style:text-properties fo:color="#ff6309" style:text-outline="false" style:text-line-through-style="none" style:text-line-through-type="none" style:font-name="Arial5" fo:font-family="Arial" style:font-style-name="Negreta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e6e6ff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none"/>
    </style:style>
    <style:style style:name="Mdp5" style:family="drawing-page">
      <style:drawing-page-properties draw:background-size="border" draw:fill="bitmap" draw:fill-color="#e6e6e6" draw:fill-image-name="background" style:repeat="stretch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solid" svg:stroke-width="0.026cm" svg:stroke-color="#000000" draw:stroke-linejoin="miter" draw:fill="solid" draw:fill-color="#808080" draw:textarea-horizontal-align="justify" draw:textarea-vertical-align="middle" draw:auto-grow-height="false" fo:padding-top="0.13cm" fo:padding-bottom="0.13cm" fo:padding-left="0.25cm" fo:padding-right="0.25cm" fo:wrap-option="no-wrap" draw:shadow-opacity="75%"/>
    </style:style>
    <style:style style:name="Mgr4" style:family="graphic" style:parent-style-name="standard">
      <style:graphic-properties draw:stroke="solid" svg:stroke-width="0.026cm" svg:stroke-color="#000000" draw:stroke-linejoin="miter" draw:fill="solid" draw:fill-color="#000080" draw:textarea-horizontal-align="justify" draw:textarea-vertical-align="middle" draw:auto-grow-height="false" fo:padding-top="0.13cm" fo:padding-bottom="0.13cm" fo:padding-left="0.25cm" fo:padding-right="0.25cm" fo:wrap-option="no-wrap" draw:shadow-opacity="75%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opacity="75%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opacity="75%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solid" svg:stroke-width="0.026cm" svg:stroke-color="#b3b3b3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opacity="75%"/>
    </style:style>
    <style:style style:name="M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0" style:family="graphic" style:parent-style-name="standard" style:list-style-name="ML7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00b8ff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466cm"/>
    </style:style>
    <style:style style:name="M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382cm"/>
    </style:style>
    <style:style style:name="Mgr13" style:family="graphic" style:parent-style-name="standard" style:list-style-name="ML7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false" fo:max-height="0cm" fo:min-height="0.345cm" draw:shadow="hidden" draw:shadow-offset-x="0.3cm" draw:shadow-offset-y="0.3cm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277cm" fo:min-width="0cm" fo:wrap-option="wrap" draw:shadow-opacity="75%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41cm" fo:min-width="0cm" fo:padding-top="0cm" fo:padding-bottom="0cm" fo:padding-left="0cm" fo:padding-right="0cm" fo:wrap-option="wrap" draw:shadow-color="#808080" draw:shadow-opacity="75%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41cm" fo:min-width="0cm" fo:padding-top="0cm" fo:padding-bottom="0cm" fo:padding-left="0cm" fo:padding-right="0cm" fo:wrap-option="wrap" draw:shadow-color="#808080" draw:shadow-opacity="75%"/>
    </style:style>
    <style:style style:name="Mpr4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41cm" fo:min-width="0cm" fo:padding-top="0cm" fo:padding-bottom="0cm" fo:padding-left="0cm" fo:padding-right="0cm" fo:wrap-option="wrap" draw:shadow-color="#808080" draw:shadow-opacity="75%"/>
    </style:style>
    <style:style style:name="Mpr5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41cm" fo:min-width="0cm" fo:padding-top="0cm" fo:padding-bottom="0cm" fo:padding-left="0cm" fo:padding-right="0cm" fo:wrap-option="wrap" draw:shadow-color="#808080" draw:shadow-opacity="75%"/>
    </style:style>
    <style:style style:name="Mpr6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41cm" fo:min-width="0cm" fo:padding-top="0cm" fo:padding-bottom="0cm" fo:padding-left="0cm" fo:padding-right="0cm" fo:wrap-option="wrap" draw:shadow-color="#808080" draw:shadow-opacity="75%"/>
    </style:style>
    <style:style style:name="Mpr7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41cm" fo:min-width="0cm" fo:padding-top="0cm" fo:padding-bottom="0cm" fo:padding-left="0cm" fo:padding-right="0cm" fo:wrap-option="wrap" draw:shadow-color="#808080" draw:shadow-opacity="75%"/>
    </style:style>
    <style:style style:name="Mpr8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41cm" fo:min-width="0cm" fo:padding-top="0cm" fo:padding-bottom="0cm" fo:padding-left="0cm" fo:padding-right="0cm" fo:wrap-option="wrap" draw:shadow-color="#808080" draw:shadow-opacity="75%"/>
    </style:style>
    <style:style style:name="Mpr9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41cm" fo:min-width="0cm" fo:padding-top="0cm" fo:padding-bottom="0cm" fo:padding-left="0cm" fo:padding-right="0cm" fo:wrap-option="wrap" draw:shadow-color="#808080" draw:shadow-opacity="75%"/>
    </style:style>
    <style:style style:name="Mpr10" style:family="presentation" style:parent-style-name="Curso-Template-title">
      <style:graphic-properties draw:fill-color="#ffffff" draw:auto-grow-height="false" fo:min-height="3.181cm"/>
    </style:style>
    <style:style style:name="Mpr11" style:family="presentation" style:parent-style-name="Curso-Template-outline1" style:list-style-name="ML8">
      <style:graphic-properties draw:fill-color="#ffffff" draw:auto-grow-height="false" fo:min-height="12.573cm"/>
    </style:style>
    <style:style style:name="Mpr12" style:family="presentation" style:parent-style-name="Curso-Template-backgroundobjects">
      <style:graphic-properties svg:stroke-color="#ffb515" draw:fill="none" draw:textarea-horizontal-align="justify" draw:textarea-vertical-align="middle" draw:auto-grow-height="false"/>
    </style:style>
    <style:style style:name="Mpr13" style:family="presentation" style:parent-style-name="Curso-Template-backgroundobjects">
      <style:graphic-properties draw:stroke="none" draw:fill="none" draw:fill-color="#ffffff" draw:auto-grow-height="false" fo:min-height="1.397cm"/>
    </style:style>
    <style:style style:name="Mpr14" style:family="presentation" style:parent-style-name="Curso-Template-backgroundobjects">
      <style:graphic-properties draw:stroke="none" draw:fill="none" draw:fill-color="#ffffff" draw:textarea-vertical-align="bottom" draw:auto-grow-height="false" fo:min-height="1.397cm"/>
    </style:style>
    <style:style style:name="Mpr15" style:family="presentation" style:parent-style-name="MasterConImagen-title">
      <style:graphic-properties draw:fill-color="#ffffff" draw:auto-grow-height="false" fo:min-height="3.181cm"/>
    </style:style>
    <style:style style:name="Mpr16" style:family="presentation" style:parent-style-name="MasterConImagen-outline1">
      <style:graphic-properties draw:fill-color="#ffffff" draw:auto-grow-height="false" fo:min-height="12.573cm"/>
    </style:style>
    <style:style style:name="Mpr17" style:family="presentation" style:parent-style-name="MasterConImagen-backgroundobjects">
      <style:graphic-properties draw:stroke="none" draw:fill="none" draw:fill-color="#ffffff" draw:auto-grow-height="false" fo:min-height="1.397cm"/>
    </style:style>
    <style:style style:name="Mpr18" style:family="presentation" style:parent-style-name="MasterConImagen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Separador-outline1" style:list-style-name="ML6">
      <style:graphic-properties draw:fill-color="#ffffff" draw:auto-grow-height="false" fo:min-height="12.573cm"/>
    </style:style>
    <style:style style:name="Mpr20" style:family="presentation" style:parent-style-name="Separador-backgroundobjects">
      <style:graphic-properties draw:stroke="none" draw:fill="none" draw:fill-color="#ffffff" draw:auto-grow-height="false" fo:min-height="1.397cm"/>
    </style:style>
    <style:style style:name="Mpr21" style:family="presentation" style:parent-style-name="Separador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solid" draw:fill-color="#808080"/>
      <style:paragraph-properties style:writing-mode="lr-tb" style:font-independent-line-spacing="true"/>
    </style:style>
    <style:style style:name="MP7" style:family="paragraph">
      <loext:graphic-properties draw:fill="solid" draw:fill-color="#000080"/>
      <style:paragraph-properties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loext:graphic-properties draw:fill="solid" draw:fill-color="#ffffff"/>
      <style:paragraph-properties style:writing-mode="lr-tb" style:font-independent-line-spacing="true"/>
    </style:style>
    <style:style style:name="MP10" style:family="paragraph">
      <loext:graphic-properties draw:fill="none" draw:fill-color="#ffffff"/>
      <style:paragraph-properties fo:margin-left="0cm" fo:margin-right="0cm" fo:line-height="95%" fo:text-indent="0cm" style:punctuation-wrap="hanging" style:line-break="strict" style:writing-mode="lr-tb" style:font-independent-line-spacing="true"/>
    </style:style>
    <style:style style:name="MP11" style:family="paragraph">
      <loext:graphic-properties draw:fill="none" draw:fill-color="#ffffff"/>
      <style:paragraph-properties fo:margin-left="0cm" fo:margin-right="0cm" fo:line-height="95%" fo:text-align="end" fo:text-indent="0cm" style:punctuation-wrap="hanging" style:line-break="strict" style:writing-mode="lr-tb" style:font-independent-line-spacing="true"/>
    </style:style>
    <style:style style:name="MP12" style:family="paragraph">
      <style:paragraph-properties fo:margin-left="0cm" fo:margin-right="0cm" fo:line-height="95%" fo:text-align="end" fo:text-indent="0cm" style:punctuation-wrap="hanging" style:line-break="strict" style:writing-mode="lr-tb"/>
    </style:style>
    <style:style style:name="MP13" style:family="paragraph">
      <loext:graphic-properties draw:fill="none" draw:fill-color="#ffffff"/>
      <style:paragraph-properties fo:text-align="center" style:writing-mode="lr-tb"/>
    </style:style>
    <style:style style:name="MP14" style:family="paragraph">
      <style:paragraph-properties fo:margin-left="0cm" fo:margin-right="0cm" fo:text-indent="0cm"/>
    </style:style>
    <style:style style:name="MP15" style:family="paragraph">
      <loext:graphic-properties draw:fill-color="#ffffff"/>
      <style:paragraph-properties fo:margin-left="0cm" fo:margin-right="0cm" fo:text-indent="0cm"/>
    </style:style>
    <style:style style:name="MP16" style:family="paragraph">
      <style:paragraph-properties fo:margin-left="1.2cm" fo:margin-right="0cm" fo:text-indent="-0.9cm"/>
    </style:style>
    <style:style style:name="MP17" style:family="paragraph">
      <style:paragraph-properties style:text-autospace="ideograph-alpha" style:punctuation-wrap="simple" style:line-break="strict" style:writing-mode="lr-tb"/>
      <style:text-properties fo:hyphenate="false"/>
    </style:style>
    <style:style style:name="MP18" style:family="paragraph">
      <loext:graphic-properties draw:fill-color="#ffffff"/>
      <style:paragraph-properties fo:margin-left="1.2cm" fo:margin-right="0cm" fo:text-indent="-0.9cm"/>
    </style:style>
    <style:style style:name="MP19" style:family="paragraph">
      <loext:graphic-properties draw:fill="none"/>
      <style:paragraph-properties fo:text-align="center"/>
    </style:style>
    <style:style style:name="MP20" style:family="paragraph">
      <loext:graphic-properties draw:fill="none" draw:fill-color="#00b8ff"/>
      <style:paragraph-properties fo:margin-left="0cm" fo:margin-right="0cm" fo:margin-top="0cm" fo:margin-bottom="0cm" fo:line-height="74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normal" style:font-name-asian="msgothic" style:font-size-asian="24pt" style:font-style-asian="normal" style:font-weight-asian="normal" style:font-name-complex="msgothic" style:font-size-complex="24pt" style:font-style-complex="normal" style:font-weight-complex="normal" style:font-relief="none"/>
    </style:style>
    <style:style style:name="MP2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2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2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25" style:family="paragraph">
      <style:paragraph-properties fo:text-align="start" style:text-autospace="ideograph-alpha" style:punctuation-wrap="simple" style:line-break="strict" style:writing-mode="lr-tb"/>
      <style:text-properties fo:hyphenate="false"/>
    </style:style>
    <style:style style:name="MP26" style:family="paragraph">
      <style:paragraph-properties fo:margin-left="0cm" fo:margin-right="0cm" fo:line-height="100%" fo:text-align="end" fo:text-indent="0cm"/>
    </style:style>
    <style:style style:name="MP27" style:family="paragraph">
      <loext:graphic-properties draw:fill="none" draw:fill-color="#ffffff"/>
      <style:paragraph-properties fo:margin-left="0cm" fo:margin-right="0cm" fo:line-height="100%" fo:text-align="end" fo:text-indent="0cm"/>
      <style:text-properties fo:font-size="24pt"/>
    </style:style>
    <style:style style:name="MP28" style:family="paragraph">
      <style:paragraph-properties fo:margin-left="0cm" fo:margin-right="0cm" fo:line-height="100%" fo:text-align="start" fo:text-indent="0cm"/>
    </style:style>
    <style:style style:name="MP29" style:family="paragraph">
      <loext:graphic-properties draw:fill="none" draw:fill-color="#ffffff"/>
      <style:paragraph-properties fo:margin-left="0cm" fo:margin-right="0cm" fo:line-height="100%" fo:text-align="start" fo:text-indent="0cm"/>
      <style:text-properties fo:color="#999999" fo:font-size="9pt" fo:language="en" fo:country="US" style:font-size-asian="9pt" style:font-size-complex="9pt"/>
    </style:style>
    <style:style style:name="MP30" style:family="paragraph">
      <style:paragraph-properties fo:line-height="100%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31" style:family="paragraph">
      <style:paragraph-properties fo:margin-left="0cm" fo:margin-right="0cm" fo:margin-top="0cm" fo:margin-bottom="0cm" fo:line-height="74%" fo:text-align="end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MP32" style:family="paragraph">
      <loext:graphic-properties draw:fill="none" draw:fill-color="#ffffff"/>
      <style:paragraph-properties fo:margin-left="0cm" fo:margin-right="0cm" fo:margin-top="0cm" fo:margin-bottom="0cm" fo:line-height="74%" fo:text-align="end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normal" style:font-name-asian="msgothic" style:font-size-asian="24pt" style:font-style-asian="normal" style:font-weight-asian="normal" style:font-name-complex="msgothic" style:font-size-complex="24pt" style:font-style-complex="normal" style:font-weight-complex="normal" style:font-relief="none"/>
    </style:style>
    <style:style style:name="MP33" style:family="paragraph">
      <loext:graphic-properties draw:fill="none" draw:fill-color="#ffffff"/>
      <style:paragraph-properties fo:margin-left="0cm" fo:margin-right="0cm" fo:line-height="100%" fo:text-align="start" fo:text-indent="0cm"/>
      <style:text-properties fo:color="#ffffff" fo:font-size="9pt" style:font-size-asian="9pt" style:font-size-complex="9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s" fo:country="AR"/>
    </style:style>
    <style:style style:name="MT3" style:family="text">
      <style:text-properties fo:color="#000000" style:font-name="Times New Roman1" fo:font-size="14pt" fo:language="en" fo:country="US" style:font-size-asian="14pt" style:font-size-complex="14pt"/>
    </style:style>
    <style:style style:name="MT4" style:family="text">
      <style:text-properties fo:color="#666666" style:text-outline="false" style:text-line-through-style="none" style:text-line-through-type="none" style:text-position="0% 100%" style:font-name="Courier 10 Pitch4" fo:font-size="21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28pt" style:language-asian="en" style:country-asian="US" style:font-style-asian="normal" style:font-weight-asian="normal" style:font-name-complex="DejaVu Sans" style:font-size-complex="28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MT5" style:family="text">
      <style:text-properties fo:color="#666666" style:text-outline="false" style:text-line-through-style="none" style:text-line-through-type="none" style:text-position="0% 100%" style:font-name="Courier 10 Pitch4" fo:font-size="2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28pt" style:language-asian="en" style:country-asian="US" style:font-style-asian="normal" style:font-weight-asian="normal" style:font-name-complex="DejaVu Sans" style:font-size-complex="28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MT6" style:family="text">
      <style:text-properties fo:color="#000000" style:text-outline="false" style:text-line-through-style="none" style:text-line-through-type="none" style:text-position="0% 100%" style:font-name="Arial3" fo:font-size="18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24pt" style:language-asian="en" style:country-asian="US" style:font-style-asian="normal" style:font-weight-asian="normal" style:font-name-complex="DejaVu Sans" style:font-size-complex="24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MT7" style:family="text">
      <style:text-properties fo:color="#999999" style:text-outline="false" style:text-line-through-style="none" style:text-line-through-type="none" style:text-position="0% 100%" style:font-name="Arial3" fo:font-size="12pt" fo:letter-spacing="normal" fo:language="es" fo:country="AR" fo:font-style="italic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2pt" style:language-asian="en" style:country-asian="US" style:font-style-asian="italic" style:font-weight-asian="normal" style:font-name-complex="DejaVu Sans" style:font-size-complex="12pt" style:language-complex="en" style:country-complex="US" style:font-style-complex="italic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999999" style:font-name="Arial6" fo:font-size="10pt" fo:language="en" fo:country="GB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MT9" style:family="text">
      <style:text-properties fo:color="#cccccc" style:font-name="Arial6" fo:font-size="11pt" fo:language="en" fo:country="GB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MT10" style:family="text">
      <style:text-properties fo:color="#999999" style:font-name="Arial6" fo:font-size="10pt" fo:language="en" fo:country="GB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MT11" style:family="text">
      <style:text-properties fo:color="#000000" style:font-name="Arial6" fo:font-size="10pt" fo:language="en" fo:country="GB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MT12" style:family="text">
      <style:text-properties fo:color="#ff6309" style:font-name="Arial6" fo:font-size="10pt" fo:language="en" fo:country="GB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MT13" style:family="text">
      <style:text-properties fo:color="#999999" style:font-name="Arial6" fo:font-size="9pt" fo:language="en" fo:country="US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4" style:family="text">
      <style:text-properties fo:color="#999999" style:font-name="Arial6" fo:font-size="9pt" fo:language="en" fo:country="US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MT15" style:family="text">
      <style:text-properties fo:color="#999999" style:font-name="Arial6" fo:font-size="9pt" fo:language="en" fo:country="US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MT16" style:family="text">
      <style:text-properties fo:color="#b3b3b3" style:text-outline="false" style:text-line-through-style="none" style:text-line-through-type="none" style:text-position="0% 100%" style:font-name="Arial3" fo:font-size="14pt" fo:letter-spacing="0.004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4pt" style:language-asian="en" style:country-asian="US" style:font-style-asian="normal" style:font-weight-asian="normal" style:font-name-complex="DejaVu Sans" style:font-size-complex="14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MT17" style:family="text">
      <style:text-properties fo:color="#b3b3b3" style:text-outline="false" style:text-line-through-style="none" style:text-line-through-type="none" style:text-position="0% 100%" style:font-name="Arial3" fo:font-size="20pt" fo:letter-spacing="0.004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20pt" style:language-asian="en" style:country-asian="US" style:font-style-asian="normal" style:font-weight-asian="normal" style:font-name-complex="DejaVu Sans" style:font-size-complex="2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MT18" style:family="text">
      <style:text-properties fo:color="#ffffff" style:text-outline="false" style:text-line-through-style="none" style:text-line-through-type="none" style:text-position="0% 100%" style:font-name="Arial6" fo:font-size="10pt" fo:language="en" fo:country="GB" fo:font-style="normal" fo:text-shadow="none" style:text-underline-style="none" fo:font-weight="bold" style:font-name-asian="msgothic" style:font-size-asian="10pt" style:font-style-asian="normal" style:font-weight-asian="bold" style:font-name-complex="msgothic" style:font-size-complex="10pt" style:font-style-complex="normal" style:font-weight-complex="bold" style:font-relief="none"/>
    </style:style>
    <style:style style:name="MT19" style:family="text">
      <style:text-properties fo:color="#ffffff" style:text-outline="false" style:text-line-through-style="none" style:text-line-through-type="none" style:text-position="0% 100%" style:font-name="Arial6" fo:font-size="11pt" fo:language="en" fo:country="GB" fo:font-style="normal" fo:text-shadow="none" style:text-underline-style="none" fo:font-weight="bold" style:font-name-asian="msgothic" style:font-size-asian="11pt" style:font-style-asian="normal" style:font-weight-asian="bold" style:font-name-complex="msgothic" style:font-size-complex="11pt" style:font-style-complex="normal" style:font-weight-complex="bold" style:font-relief="none"/>
    </style:style>
    <style:style style:name="MT20" style:family="text">
      <style:text-properties fo:color="#ffffff" style:text-outline="false" style:text-line-through-style="none" style:text-line-through-type="none" style:text-position="0% 100%" style:font-name="Arial6" fo:font-size="10pt" fo:language="en" fo:country="GB" fo:font-style="italic" fo:text-shadow="none" style:text-underline-style="none" fo:font-weight="normal" style:font-name-asian="msgothic" style:font-size-asian="10pt" style:font-style-asian="italic" style:font-weight-asian="normal" style:font-name-complex="msgothic" style:font-size-complex="10pt" style:font-style-complex="italic" style:font-weight-complex="normal" style:font-relief="none"/>
    </style:style>
    <style:style style:name="MT21" style:family="text">
      <style:text-properties fo:color="#ffffff" style:font-name="Arial6" fo:font-size="9pt" fo:language="en" fo:country="GB" fo:font-weight="bold" style:font-size-asian="9pt" style:font-weight-asian="bold" style:font-size-complex="9pt" style:font-weight-complex="bold"/>
    </style:style>
    <style:style style:name="MT22" style:family="text">
      <style:text-properties fo:color="#ffffff" style:font-name="Arial6" fo:font-size="9pt" fo:language="en" fo:country="GB" style:font-size-asian="9pt" style:font-size-complex="9pt"/>
    </style:style>
    <style:style style:name="MT23" style:family="text">
      <style:text-properties fo:color="#ffffff" style:font-name="Arial6" fo:font-size="9pt" fo:language="en" fo:country="GB" fo:font-style="italic" style:font-size-asian="9pt" style:font-style-asian="italic" style:font-size-complex="9pt" style:font-style-complex="italic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StarSymbol" style:font-charset="x-symbol" fo:color="#ffb515" fo:font-size="100%"/>
      </text:list-level-style-bullet>
      <text:list-level-style-bullet text:level="2" text:bullet-char="–">
        <style:list-level-properties text:space-before="1.524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1.879cm" text:min-label-width="0.61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1.879cm" text:min-label-width="0.61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1.879cm" text:min-label-width="0.6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879cm" text:min-label-width="0.6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879cm" text:min-label-width="0.6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879cm" text:min-label-width="0.6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79cm" text:min-label-width="0.6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508cm"/>
        <style:text-properties fo:font-family="StarSymbol" style:font-charset="x-symbol" fo:color="#000000" fo:font-size="75%"/>
      </text:list-level-style-bullet>
      <text:list-level-style-bullet text:level="2" text:bullet-char="•">
        <style:list-level-properties text:space-before="1.016cm"/>
        <style:text-properties fo:font-family="StarSymbol" style:font-charset="x-symbol" fo:color="#c0c0c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'Nimbus Roman No9 L'" style:font-family-generic="roman" style:font-pitch="variable" fo:color="#c0c0c0" fo:font-size="45%"/>
      </text:list-level-style-bullet>
      <text:list-level-style-bullet text:level="4" text:bullet-char="–">
        <style:list-level-properties text:space-before="3.81cm" text:min-label-width="0.635cm"/>
        <style:text-properties fo:font-family="'Nimbus Roman No9 L'" style:font-family-generic="roman" style:font-pitch="variable" fo:color="#c0c0c0" fo:font-size="75%"/>
      </text:list-level-style-bullet>
      <text:list-level-style-bullet text:level="5" text:bullet-char="●">
        <style:list-level-properties text:space-before="5.4cm" text:min-label-width="0.6cm"/>
        <style:text-properties fo:font-family="'Nimbus Roman No9 L'" style:font-family-generic="roman" style:font-pitch="variable" fo:color="#c0c0c0" fo:font-size="45%"/>
      </text:list-level-style-bullet>
      <text:list-level-style-bullet text:level="6" text:bullet-char="●">
        <style:list-level-properties text:space-before="6.6cm" text:min-label-width="0.6cm"/>
        <style:text-properties fo:font-family="'Nimbus Roman No9 L'" style:font-family-generic="roman" style:font-pitch="variable" fo:color="#c0c0c0" fo:font-size="45%"/>
      </text:list-level-style-bullet>
      <text:list-level-style-bullet text:level="7" text:bullet-char="●">
        <style:list-level-properties text:space-before="7.8cm" text:min-label-width="0.6cm"/>
        <style:text-properties fo:font-family="'Nimbus Roman No9 L'" style:font-family-generic="roman" style:font-pitch="variable" fo:color="#c0c0c0" fo:font-size="45%"/>
      </text:list-level-style-bullet>
      <text:list-level-style-bullet text:level="8" text:bullet-char="●">
        <style:list-level-properties text:space-before="9cm" text:min-label-width="0.6cm"/>
        <style:text-properties fo:font-family="'Nimbus Roman No9 L'" style:font-family-generic="roman" style:font-pitch="variable" fo:color="#c0c0c0" fo:font-size="45%"/>
      </text:list-level-style-bullet>
      <text:list-level-style-bullet text:level="9" text:bullet-char="●">
        <style:list-level-properties text:space-before="10.2cm" text:min-label-width="0.6cm"/>
        <style:text-properties fo:font-family="'Nimbus Roman No9 L'" style:font-family-generic="roman" style:font-pitch="variable" fo:color="#c0c0c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8">
      <text:list-level-style-bullet text:level="1" text:bullet-char="•">
        <style:list-level-properties text:space-before="0.3cm" text:min-label-width="0.9cm"/>
        <style:text-properties fo:font-family="StarSymbol" style:font-charset="x-symbol" fo:color="#ffb515" fo:font-size="100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2cm" svg:height="3.608cm" svg:x="1.27cm" svg:y="-0.217cm" presentation:class="title" presentation:placeholder="true">
        <draw:text-box/>
      </draw:frame>
      <draw:frame presentation:style-name="Default-outline1" draw:layer="backgroundobjects" svg:width="22.82cm" svg:height="11.083cm" svg:x="1.27cm" svg:y="4.276cm" presentation:class="outline" presentation:placeholder="true">
        <draw:text-box/>
      </draw:frame>
      <draw:frame presentation:style-name="Mpr1" draw:text-style-name="MP5" draw:layer="backgroundobjects" svg:width="5.878cm" svg:height="1.276cm" svg:x="1.27cm" svg:y="17.351cm" presentation:class="date-time">
        <draw:text-box>
          <text:p/>
        </draw:text-box>
      </draw:frame>
      <draw:frame presentation:style-name="Mpr1" draw:text-style-name="MP5" draw:layer="backgroundobjects" svg:width="8.013cm" svg:height="1.276cm" svg:x="8.686cm" svg:y="17.351cm" presentation:class="footer">
        <draw:text-box>
          <text:p/>
        </draw:text-box>
      </draw:frame>
      <draw:frame presentation:style-name="Mpr1" draw:text-style-name="MP5" draw:layer="backgroundobjects" svg:width="5.878cm" svg:height="1.276cm" svg:x="18.212cm" svg:y="17.351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custom-shape draw:name="AutoShape 6" draw:style-name="Mgr3" draw:text-style-name="MP6" draw:layer="backgroundobjects" svg:width="2.179cm" svg:height="0.635cm" svg:x="0.088cm" svg:y="2.994cm">
        <text:p/>
        <draw:enhanced-geometry svg:viewBox="0 0 21600 21600" draw:path-stretchpoint-x="10800" draw:path-stretchpoint-y="10800" draw:text-areas="?f3 ?f4 ?f5 ?f6" draw:type="round-rectangle" draw:modifiers="15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AutoShape 7" draw:style-name="Mgr4" draw:text-style-name="MP7" draw:layer="backgroundobjects" svg:width="22.768cm" svg:height="0.635cm" svg:x="2.447cm" svg:y="2.994cm">
        <text:p/>
        <draw:enhanced-geometry svg:viewBox="0 0 21600 21600" draw:path-stretchpoint-x="10800" draw:path-stretchpoint-y="10800" draw:text-areas="?f3 ?f4 ?f5 ?f6" draw:type="round-rectangle" draw:modifiers="15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rect draw:style-name="Mgr5" draw:text-style-name="MP8" draw:layer="backgroundobjects" svg:width="19.05cm" svg:height="25.4cm" svg:x="0cm" svg:y="0cm">
          <text:p/>
        </draw:rect>
        <draw:custom-shape draw:name="AutoShape 1"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4"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5"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6"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2.295cm" svg:height="9.496cm" svg:x="3.359cm" svg:y="1.93cm" presentation:class="page"/>
        <draw:frame presentation:style-name="Default-notes" draw:layer="backgroundobjects" svg:width="15.209cm" svg:height="11.4cm" svg:x="1.904cm" svg:y="12.064cm" presentation:class="notes" presentation:placeholder="true">
          <draw:text-box/>
        </draw:frame>
        <draw:frame presentation:style-name="Mpr2" draw:text-style-name="MP10" draw:layer="backgroundobjects" svg:width="8.237cm" svg:height="1.24cm" svg:x="-0.001cm" svg:y="-0.001cm" presentation:class="header">
          <draw:text-box>
            <text:p/>
          </draw:text-box>
        </draw:frame>
        <draw:frame presentation:style-name="Mpr3" draw:text-style-name="MP11" draw:layer="backgroundobjects" svg:width="8.237cm" svg:height="1.24cm" svg:x="10.781cm" svg:y="-0.001cm" presentation:class="date-time">
          <draw:text-box>
            <text:p/>
          </draw:text-box>
        </draw:frame>
        <draw:frame presentation:style-name="Mpr4" draw:text-style-name="MP10" draw:layer="backgroundobjects" svg:width="8.237cm" svg:height="1.24cm" svg:x="-0.001cm" svg:y="24.128cm" presentation:class="footer">
          <draw:text-box>
            <text:p/>
          </draw:text-box>
        </draw:frame>
        <draw:frame presentation:style-name="Mpr5" draw:text-style-name="MP11" draw:layer="backgroundobjects" svg:width="8.237cm" svg:height="1.24cm" svg:x="10.781cm" svg:y="24.128cm" presentation:class="page-number">
          <draw:text-box>
            <text:list text:style-name="ML1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2">
      <draw:frame draw:name="Picture 1" draw:style-name="Mgr7" draw:text-style-name="MP13" draw:layer="backgroundobjects" svg:width="25.4cm" svg:height="5.244cm" svg:x="0cm" svg:y="13.802cm">
        <draw:image xlink:href="Pictures/10000000000004B00000012A90B12A28.jpg" xlink:type="simple" xlink:show="embed" xlink:actuate="onLoad">
          <text:p/>
        </draw:image>
      </draw:frame>
      <draw:frame presentation:style-name="Title1-title" draw:layer="backgroundobjects" svg:width="20.823cm" svg:height="1.932cm" svg:x="2.102cm" svg:y="8.629cm" presentation:class="title" presentation:placeholder="true">
        <draw:text-box/>
      </draw:frame>
      <draw:frame presentation:style-name="Title1-outline1" draw:layer="backgroundobjects" svg:width="20.823cm" svg:height="11.049cm" svg:x="2.217cm" svg:y="11.425cm" presentation:class="outline" presentation:placeholder="true">
        <draw:text-box/>
      </draw:frame>
      <draw:frame draw:name="Picture 4" draw:style-name="Mgr7" draw:text-style-name="MP13" draw:layer="backgroundobjects" svg:width="26.304cm" svg:height="0.688cm" svg:x="-0.489cm" svg:y="0cm">
        <draw:image xlink:href="Pictures/100000000000025300000018D2B5573C.jpg" xlink:type="simple" xlink:show="embed" xlink:actuate="onLoad">
          <text:p/>
        </draw:image>
      </draw:frame>
      <draw:line draw:name="Line 5" draw:style-name="Mgr8" draw:text-style-name="MP13" draw:layer="backgroundobjects" svg:x1="2.205cm" svg:y1="4.86cm" svg:x2="11.527cm" svg:y2="4.864cm">
        <text:p/>
      </draw:line>
      <draw:frame draw:name="Picture 6" draw:style-name="Mgr7" draw:text-style-name="MP13" draw:layer="backgroundobjects" svg:width="3.718cm" svg:height="1.958cm" svg:x="21.065cm" svg:y="1.23cm">
        <draw:image xlink:href="Pictures/10000000000001CB000000F23832A7F4.jpg" xlink:type="simple" xlink:show="embed" xlink:actuate="onLoad">
          <text:p/>
        </draw:image>
      </draw:frame>
      <draw:line draw:name="Line 7" draw:style-name="Mgr8" draw:text-style-name="MP13" draw:layer="backgroundobjects" svg:x1="2.205cm" svg:y1="10.363cm" svg:x2="11.527cm" svg:y2="10.367cm">
        <text:p/>
      </draw:line>
      <presentation:notes style:page-layout-name="PM0">
        <draw:rect draw:style-name="Mgr5" draw:text-style-name="MP8" draw:layer="backgroundobjects" svg:width="19.05cm" svg:height="25.4cm" svg:x="0cm" svg:y="0cm">
          <text:p/>
        </draw:rect>
        <draw:custom-shape draw:name="AutoShape 1"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4"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5"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6"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2.295cm" svg:height="9.496cm" svg:x="3.359cm" svg:y="1.93cm" presentation:class="page"/>
        <draw:frame presentation:style-name="Title1-notes" draw:layer="backgroundobjects" svg:width="15.209cm" svg:height="11.4cm" svg:x="1.904cm" svg:y="12.064cm" presentation:class="notes" presentation:placeholder="true">
          <draw:text-box/>
        </draw:frame>
        <draw:frame presentation:style-name="Mpr6" draw:text-style-name="MP10" draw:layer="backgroundobjects" svg:width="8.237cm" svg:height="1.24cm" svg:x="-0.001cm" svg:y="-0.001cm" presentation:class="header">
          <draw:text-box>
            <text:p/>
          </draw:text-box>
        </draw:frame>
        <draw:frame presentation:style-name="Mpr7" draw:text-style-name="MP11" draw:layer="backgroundobjects" svg:width="8.237cm" svg:height="1.24cm" svg:x="10.781cm" svg:y="-0.001cm" presentation:class="date-time">
          <draw:text-box>
            <text:p/>
          </draw:text-box>
        </draw:frame>
        <draw:frame presentation:style-name="Mpr8" draw:text-style-name="MP10" draw:layer="backgroundobjects" svg:width="8.237cm" svg:height="1.24cm" svg:x="-0.001cm" svg:y="24.128cm" presentation:class="footer">
          <draw:text-box>
            <text:p/>
          </draw:text-box>
        </draw:frame>
        <draw:frame presentation:style-name="Mpr9" draw:text-style-name="MP11" draw:layer="backgroundobjects" svg:width="8.237cm" svg:height="1.24cm" svg:x="10.781cm" svg:y="24.128cm" presentation:class="page-number">
          <draw:text-box>
            <text:list text:style-name="ML1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Curso-Template" style:page-layout-name="PM1" draw:style-name="Mdp3">
      <draw:frame presentation:style-name="Mpr10" draw:text-style-name="MP15" draw:layer="backgroundobjects" svg:width="20.862cm" svg:height="3.019cm" svg:x="2.211cm" svg:y="9.884cm" presentation:class="title">
        <draw:text-box>
          <text:p text:style-name="MP14">Click to edit the title text format</text:p>
        </draw:text-box>
      </draw:frame>
      <draw:frame presentation:style-name="Mpr11" draw:text-style-name="MP18" draw:layer="backgroundobjects" svg:width="20.855cm" svg:height="2.623cm" svg:x="2.218cm" svg:y="13.87cm" presentation:class="outline">
        <draw:text-box>
          <text:list text:style-name="ML3">
            <text:list-item>
              <text:p text:style-name="MP16">Click to edit the outline text format</text:p>
              <text:list>
                <text:list-item>
                  <text:p text:style-name="MP17"><text:span text:style-name="MT4">Second </text:span><text:span text:style-name="MT5">Outline</text:span><text:span text:style-name="MT4"> </text:span><text:span text:style-name="MT5">Level</text:span></text:p>
                  <text:list>
                    <text:list-item>
                      <text:p text:style-name="MP14">Third Outline Level</text:p>
                      <text:list>
                        <text:list-item>
                          <text:p text:style-name="MP14">Fourth Outline Level</text:p>
                          <text:list>
                            <text:list-item>
                              <text:p text:style-name="MP14">Fifth Outline Level</text:p>
                              <text:list>
                                <text:list-item>
                                  <text:p text:style-name="MP14">Sixth Outline Level</text:p>
                                  <text:list>
                                    <text:list-item>
                                      <text:p text:style-name="MP14">Seventh Outline Level</text:p>
                                      <text:list>
                                        <text:list-item>
                                          <text:p text:style-name="MP14">Eighth Outline Level</text:p>
                                          <text:list>
                                            <text:list-item>
                                              <text:p text:style-name="MP1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9" draw:text-style-name="MP19" draw:layer="backgroundobjects" svg:width="9.189cm" svg:height="1.208cm" svg:x="13.847cm" svg:y="4.059cm">
        <draw:image xlink:href="Pictures/100002010000017C00000032CAB74D04.png" xlink:type="simple" xlink:show="embed" xlink:actuate="onLoad">
          <text:p/>
        </draw:image>
      </draw:frame>
      <draw:frame draw:style-name="Mgr10" draw:text-style-name="MP20" draw:layer="backgroundobjects" svg:width="25.4cm" svg:height="0.607cm" svg:x="-0.001cm" svg:y="0.001cm">
        <draw:image xlink:href="Pictures/1000000000000933000000518365084D.jpg" xlink:type="simple" xlink:show="embed" xlink:actuate="onLoad">
          <text:p/>
        </draw:image>
      </draw:frame>
      <draw:custom-shape presentation:style-name="Mpr12" draw:text-style-name="MP19" draw:layer="backgroundobjects" svg:width="23.958cm" svg:height="17.314cm" svg:x="0.761cm" svg:y="0.797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Curso-Template-title" draw:layer="backgroundobjects" svg:width="12.325cm" svg:height="9.524cm" svg:x="3.361cm" svg:y="1.93cm" presentation:class="page"/>
        <draw:frame presentation:style-name="Curso-Template-notes" draw:layer="backgroundobjects" svg:width="15.239cm" svg:height="11.429cm" svg:x="1.905cm" svg:y="12.064cm" presentation:class="notes" presentation:placeholder="true">
          <draw:text-box/>
        </draw:frame>
        <draw:frame presentation:style-name="Mpr13" draw:text-style-name="MP22" draw:layer="backgroundobjects" svg:width="8.267cm" svg:height="1.269cm" svg:x="0.001cm" svg:y="0.001cm" presentation:class="header">
          <draw:text-box>
            <text:p text:style-name="MP21"><text:span text:style-name="MT1"><presentation:header/></text:span></text:p>
          </draw:text-box>
        </draw:frame>
        <draw:frame presentation:style-name="Mpr13" draw:text-style-name="MP24" draw:layer="backgroundobjects" svg:width="8.267cm" svg:height="1.269cm" svg:x="10.782cm" svg:y="0.001cm" presentation:class="date-time">
          <draw:text-box>
            <text:p text:style-name="MP23"><text:span text:style-name="MT1"><presentation:date-time/></text:span></text:p>
          </draw:text-box>
        </draw:frame>
        <draw:frame presentation:style-name="Mpr14" draw:text-style-name="MP22" draw:layer="backgroundobjects" svg:width="8.267cm" svg:height="1.269cm" svg:x="0.001cm" svg:y="24.13cm" presentation:class="footer">
          <draw:text-box>
            <text:p text:style-name="MP21"><text:span text:style-name="MT1"><presentation:footer/></text:span></text:p>
          </draw:text-box>
        </draw:frame>
        <draw:frame presentation:style-name="Mpr14" draw:text-style-name="MP24" draw:layer="backgroundobjects" svg:width="8.267cm" svg:height="1.269cm" svg:x="10.782cm" svg:y="24.13cm" presentation:class="page-number">
          <draw:text-box>
            <text:p text:style-name="MP23"><text:span text:style-name="MT1"><text:page-number>&lt;number&gt;</text:page-number></text:span></text:p>
          </draw:text-box>
        </draw:frame>
      </presentation:notes>
    </style:master-page>
    <style:master-page style:name="MasterConImagen" style:page-layout-name="PM1" draw:style-name="Mdp4">
      <draw:frame draw:style-name="Mgr9" draw:text-style-name="MP19" draw:layer="backgroundobjects" svg:width="25.4cm" svg:height="2.935cm" svg:x="-0.001cm" svg:y="0.001cm">
        <draw:image xlink:href="Pictures/1000000000000B70000002208F2838DC.jpg" xlink:type="simple" xlink:show="embed" xlink:actuate="onLoad">
          <text:p/>
        </draw:image>
      </draw:frame>
      <draw:frame presentation:style-name="Mpr15" draw:text-style-name="MP15" draw:layer="backgroundobjects" svg:width="20.533cm" svg:height="1.916cm" svg:x="2.434cm" svg:y="2.258cm" presentation:class="title">
        <draw:text-box>
          <text:p text:style-name="MP14">Click to edit the title text format</text:p>
        </draw:text-box>
      </draw:frame>
      <draw:frame presentation:style-name="Mpr16" draw:text-style-name="MP18" draw:layer="backgroundobjects" svg:width="20.862cm" svg:height="11.093cm" svg:x="2.211cm" svg:y="5.872cm" presentation:class="outline">
        <draw:text-box>
          <text:list text:style-name="ML5">
            <text:list-item>
              <text:p text:style-name="MP14">Click to edit the outline text format</text:p>
              <text:list>
                <text:list-item>
                  <text:p text:style-name="MP25"><text:span text:style-name="MT4"> </text:span><text:span text:style-name="MT4">Second Outline Level</text:span></text:p>
                  <text:list>
                    <text:list-item>
                      <text:p text:style-name="MP25"><text:span text:style-name="MT6">Third Outline Level</text:span></text:p>
                      <text:list>
                        <text:list-item>
                          <text:p text:style-name="MP25"><text:span text:style-name="MT7">Fourth Outline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9" draw:text-style-name="MP19" draw:layer="backgroundobjects" svg:width="25.4cm" svg:height="0.607cm" svg:x="-0.001cm" svg:y="18.442cm">
        <draw:image xlink:href="Pictures/1000000000000933000000518365084D.jpg" xlink:type="simple" xlink:show="embed" xlink:actuate="onLoad">
          <text:p/>
        </draw:image>
      </draw:frame>
      <draw:frame draw:style-name="Mgr11" draw:text-style-name="MP27" draw:layer="backgroundobjects" svg:width="4.525cm" svg:height="0.716cm" svg:x="19.976cm" svg:y="17.766cm">
        <draw:text-box>
          <text:p text:style-name="MP26"><text:span text:style-name="MT8"><text:s text:c="2"/></text:span><text:span text:style-name="MT9">| </text:span><text:span text:style-name="MT10"><text:s text:c="2"/></text:span><text:span text:style-name="MT11"><text:page-number>&lt;number&gt;</text:page-number></text:span><text:span text:style-name="MT8"> <text:s/></text:span><text:span text:style-name="MT12">&lt;</text:span></text:p>
        </draw:text-box>
      </draw:frame>
      <draw:frame draw:style-name="Mgr12" draw:text-style-name="MP29" draw:layer="backgroundobjects" svg:width="18.099cm" svg:height="0.632cm" svg:x="0.926cm" svg:y="17.848cm">
        <draw:text-box>
          <text:p text:style-name="MP28"><text:span text:style-name="MT13">Agile Software Development Workshop</text:span><text:span text:style-name="MT14"> <text:s/>- <text:s/>v1.0 <text:s/>- <text:s/></text:span><text:span text:style-name="MT15">www.grupoesfera.com.ar</text:span></text:p>
        </draw:text-box>
      </draw:frame>
      <presentation:notes style:page-layout-name="PM0">
        <draw:page-thumbnail presentation:style-name="MasterConImagen-title" draw:layer="backgroundobjects" svg:width="12.325cm" svg:height="9.524cm" svg:x="3.361cm" svg:y="1.93cm" presentation:class="page"/>
        <draw:frame presentation:style-name="MasterConImagen-notes" draw:layer="backgroundobjects" svg:width="15.239cm" svg:height="11.429cm" svg:x="1.905cm" svg:y="12.064cm" presentation:class="notes" presentation:placeholder="true">
          <draw:text-box/>
        </draw:frame>
        <draw:frame presentation:style-name="Mpr17" draw:text-style-name="MP22" draw:layer="backgroundobjects" svg:width="8.267cm" svg:height="1.269cm" svg:x="0.001cm" svg:y="0.001cm" presentation:class="header">
          <draw:text-box>
            <text:p text:style-name="MP21"><text:span text:style-name="MT1"><presentation:header/></text:span></text:p>
          </draw:text-box>
        </draw:frame>
        <draw:frame presentation:style-name="Mpr17" draw:text-style-name="MP24" draw:layer="backgroundobjects" svg:width="8.267cm" svg:height="1.269cm" svg:x="10.782cm" svg:y="0.001cm" presentation:class="date-time">
          <draw:text-box>
            <text:p text:style-name="MP23"><text:span text:style-name="MT1"><presentation:date-time/></text:span></text:p>
          </draw:text-box>
        </draw:frame>
        <draw:frame presentation:style-name="Mpr18" draw:text-style-name="MP22" draw:layer="backgroundobjects" svg:width="8.267cm" svg:height="1.269cm" svg:x="0.001cm" svg:y="24.13cm" presentation:class="footer">
          <draw:text-box>
            <text:p text:style-name="MP21"><text:span text:style-name="MT1"><presentation:footer/></text:span></text:p>
          </draw:text-box>
        </draw:frame>
        <draw:frame presentation:style-name="Mpr18" draw:text-style-name="MP24" draw:layer="backgroundobjects" svg:width="8.267cm" svg:height="1.269cm" svg:x="10.782cm" svg:y="24.13cm" presentation:class="page-number">
          <draw:text-box>
            <text:p text:style-name="MP23"><text:span text:style-name="MT1"><text:page-number>&lt;number&gt;</text:page-number></text:span></text:p>
          </draw:text-box>
        </draw:frame>
      </presentation:notes>
    </style:master-page>
    <style:master-page style:name="Separador" style:page-layout-name="PM1" draw:style-name="Mdp5">
      <draw:frame presentation:style-name="Separador-title" draw:layer="backgroundobjects" svg:width="20.79cm" svg:height="5.003cm" svg:x="1.77cm" svg:y="7.597cm" presentation:class="title" presentation:placeholder="true">
        <draw:text-box/>
      </draw:frame>
      <draw:frame presentation:style-name="Mpr19" draw:text-style-name="MP18" draw:layer="backgroundobjects" svg:width="20.79cm" svg:height="3.915cm" svg:x="2.283cm" svg:y="12.649cm" presentation:class="outline">
        <draw:text-box>
          <text:list text:style-name="ML6">
            <text:list-item>
              <text:p text:style-name="MP16">Click to edit the outline text format</text:p>
              <text:list>
                <text:list-item>
                  <text:p text:style-name="MP30"><text:span text:style-name="MT16">Second Outline Level</text:span></text:p>
                  <text:list>
                    <text:list-item>
                      <text:p text:style-name="MP30"><text:span text:style-name="MT16">Third Outline Level</text:span></text:p>
                      <text:list>
                        <text:list-item>
                          <text:p text:style-name="MP30"><text:span text:style-name="MT16">Fourth Outline Level</text:span></text:p>
                          <text:list>
                            <text:list-item>
                              <text:p text:style-name="MP30"><text:span text:style-name="MT16">Fifth Outline Level</text:span></text:p>
                              <text:list>
                                <text:list-item>
                                  <text:p text:style-name="MP30"><text:span text:style-name="MT16">Sixth Outline Level</text:span></text:p>
                                  <text:list>
                                    <text:list-item>
                                      <text:p text:style-name="MP30"><text:span text:style-name="MT17">Seventh Outline Level</text:span></text:p>
                                      <text:list>
                                        <text:list-item>
                                          <text:p text:style-name="MP30"><text:span text:style-name="MT17">Eighth Outline Level</text:span></text:p>
                                          <text:list>
                                            <text:list-item>
                                              <text:p text:style-name="MP30"><text:span text:style-name="MT17">Ninth Outline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9" draw:text-style-name="MP19" draw:layer="backgroundobjects" svg:width="25.4cm" svg:height="0.607cm" svg:x="-0.001cm" svg:y="0cm">
        <draw:image xlink:href="Pictures/1000000000000933000000518365084D.jpg" xlink:type="simple" xlink:show="embed" xlink:actuate="onLoad">
          <text:p/>
        </draw:image>
      </draw:frame>
      <draw:frame draw:style-name="Mgr13" draw:text-style-name="MP32" draw:layer="backgroundobjects" svg:width="4.525cm" svg:height="0.716cm" svg:x="19.976cm" svg:y="17.854cm">
        <draw:text-box>
          <text:p text:style-name="MP31"><text:span text:style-name="MT18"><text:s text:c="2"/></text:span><text:span text:style-name="MT19">| </text:span><text:span text:style-name="MT20"><text:s text:c="2"/></text:span><text:span text:style-name="MT18"><text:page-number>&lt;number&gt;</text:page-number></text:span><text:span text:style-name="MT18"> <text:s/>&lt;</text:span></text:p>
        </draw:text-box>
      </draw:frame>
      <draw:frame draw:style-name="Mgr12" draw:text-style-name="MP33" draw:layer="backgroundobjects" svg:width="18.099cm" svg:height="0.632cm" svg:x="0.927cm" svg:y="17.849cm">
        <draw:text-box>
          <text:p text:style-name="MP28"><text:span text:style-name="MT21">Agile Software Development Workshop</text:span><text:span text:style-name="MT22"> <text:s/>- <text:s/>v1.0 <text:s/>- <text:s/></text:span><text:span text:style-name="MT23">www.grupoesfera.com.ar</text:span></text:p>
        </draw:text-box>
      </draw:frame>
      <presentation:notes style:page-layout-name="PM0">
        <draw:page-thumbnail presentation:style-name="Separador-title" draw:layer="backgroundobjects" svg:width="12.325cm" svg:height="9.524cm" svg:x="3.361cm" svg:y="1.93cm" presentation:class="page"/>
        <draw:frame presentation:style-name="Separador-notes" draw:layer="backgroundobjects" svg:width="15.239cm" svg:height="11.429cm" svg:x="1.905cm" svg:y="12.064cm" presentation:class="notes" presentation:placeholder="true">
          <draw:text-box/>
        </draw:frame>
        <draw:frame presentation:style-name="Mpr20" draw:text-style-name="MP22" draw:layer="backgroundobjects" svg:width="8.267cm" svg:height="1.269cm" svg:x="0.001cm" svg:y="0.001cm" presentation:class="header">
          <draw:text-box>
            <text:p text:style-name="MP21"><text:span text:style-name="MT1"><presentation:header/></text:span></text:p>
          </draw:text-box>
        </draw:frame>
        <draw:frame presentation:style-name="Mpr20" draw:text-style-name="MP24" draw:layer="backgroundobjects" svg:width="8.267cm" svg:height="1.269cm" svg:x="10.782cm" svg:y="0.001cm" presentation:class="date-time">
          <draw:text-box>
            <text:p text:style-name="MP23"><text:span text:style-name="MT1"><presentation:date-time/></text:span></text:p>
          </draw:text-box>
        </draw:frame>
        <draw:frame presentation:style-name="Mpr21" draw:text-style-name="MP22" draw:layer="backgroundobjects" svg:width="8.267cm" svg:height="1.269cm" svg:x="0.001cm" svg:y="24.13cm" presentation:class="footer">
          <draw:text-box>
            <text:p text:style-name="MP21"><text:span text:style-name="MT1"><presentation:footer/></text:span></text:p>
          </draw:text-box>
        </draw:frame>
        <draw:frame presentation:style-name="Mpr21" draw:text-style-name="MP24" draw:layer="backgroundobjects" svg:width="8.267cm" svg:height="1.269cm" svg:x="10.782cm" svg:y="24.13cm" presentation:class="page-number">
          <draw:text-box>
            <text:p text:style-name="MP2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apositiva 1</dc:title>
    <meta:initial-creator>B643856</meta:initial-creator>
    <dc:date>2015-02-27T09:04:11.649986000</dc:date>
    <meta:editing-cycles>85</meta:editing-cycles>
    <meta:editing-duration>P26DT22H24M24S</meta:editing-duration>
    <meta:generator>LibreOffice/4.4.0.3$MacOSX_X86_64 LibreOffice_project/de093506bcdc5fafd9023ee680b8c60e3e0645d7</meta:generator>
    <meta:print-date>2012-02-22T11:12:14</meta:print-date>
    <meta:document-statistic meta:object-count="122"/>
  </office:meta>
</office:document-meta>
</file>